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73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81/ace-of-ascension">Ace of Ascension</text:a></text:p>
          </table:table-cell>
          <table:table-cell office:value-type="float" office:value="222681">
            <text:p>22268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63/ace-of-radiance">Ace of Radiance</text:a></text:p>
          </table:table-cell>
          <table:table-cell office:value-type="float" office:value="222663">
            <text:p>22266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54/ace-of-symbiosis">Ace of Symbiosis</text:a></text:p>
          </table:table-cell>
          <table:table-cell office:value-type="float" office:value="222654">
            <text:p>22265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72/ace-of-vivacity">Ace of Vivacity</text:a></text:p>
          </table:table-cell>
          <table:table-cell office:value-type="float" office:value="222672">
            <text:p>22267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20/adjustable-cogwheel">Adjustable Cogwheel</text:a></text:p>
          </table:table-cell>
          <table:table-cell office:value-type="float" office:value="221920">
            <text:p>22192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21/adjustable-cogwheel">Adjustable Cogwheel</text:a></text:p>
          </table:table-cell>
          <table:table-cell office:value-type="float" office:value="221921">
            <text:p>22192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22/adjustable-cogwheel">Adjustable Cogwheel</text:a></text:p>
          </table:table-cell>
          <table:table-cell office:value-type="float" office:value="221922">
            <text:p>22192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2511/adjustable-framework">Adjustable Framework</text:a></text:p>
          </table:table-cell>
          <table:table-cell office:value-type="float" office:value="222511">
            <text:p>22251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2513/adjustable-framework">Adjustable Framework</text:a></text:p>
          </table:table-cell>
          <table:table-cell office:value-type="float" office:value="222513">
            <text:p>22251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2512/adjustable-framework">Adjustable Framework</text:a></text:p>
          </table:table-cell>
          <table:table-cell office:value-type="float" office:value="222512">
            <text:p>22251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28930/adorning-ribbon">Adorning Ribbon</text:a></text:p>
          </table:table-cell>
          <table:table-cell office:value-type="float" office:value="228930">
            <text:p>22893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5570/algari-fowlfeather">Algari Fowlfeather</text:a></text:p>
          </table:table-cell>
          <table:table-cell office:value-type="float" office:value="225570">
            <text:p>22557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636/algari-missive-of-crafting-speed">Algari Missive of Crafting Speed</text:a></text:p>
          </table:table-cell>
          <table:table-cell office:value-type="float" office:value="222636">
            <text:p>22263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637/algari-missive-of-crafting-speed">Algari Missive of Crafting Speed</text:a></text:p>
          </table:table-cell>
          <table:table-cell office:value-type="float" office:value="222637">
            <text:p>22263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635/algari-missive-of-crafting-speed">Algari Missive of Crafting Speed</text:a></text:p>
          </table:table-cell>
          <table:table-cell office:value-type="float" office:value="222635">
            <text:p>22263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646/algari-missive-of-deftness">Algari Missive of Deftness</text:a></text:p>
          </table:table-cell>
          <table:table-cell office:value-type="float" office:value="222646">
            <text:p>22264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645/algari-missive-of-deftness">Algari Missive of Deftness</text:a></text:p>
          </table:table-cell>
          <table:table-cell office:value-type="float" office:value="222645">
            <text:p>22264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644/algari-missive-of-deftness">Algari Missive of Deftness</text:a></text:p>
          </table:table-cell>
          <table:table-cell office:value-type="float" office:value="222644">
            <text:p>22264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640/algari-missive-of-finesse">Algari Missive of Finesse</text:a></text:p>
          </table:table-cell>
          <table:table-cell office:value-type="float" office:value="222640">
            <text:p>22264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639/algari-missive-of-finesse">Algari Missive of Finesse</text:a></text:p>
          </table:table-cell>
          <table:table-cell office:value-type="float" office:value="222639">
            <text:p>22263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638/algari-missive-of-finesse">Algari Missive of Finesse</text:a></text:p>
          </table:table-cell>
          <table:table-cell office:value-type="float" office:value="222638">
            <text:p>22263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628/algari-missive-of-ingenuity">Algari Missive of Ingenuity</text:a></text:p>
          </table:table-cell>
          <table:table-cell office:value-type="float" office:value="222628">
            <text:p>22262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626/algari-missive-of-ingenuity">Algari Missive of Ingenuity</text:a></text:p>
          </table:table-cell>
          <table:table-cell office:value-type="float" office:value="222626">
            <text:p>22262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627/algari-missive-of-ingenuity">Algari Missive of Ingenuity</text:a></text:p>
          </table:table-cell>
          <table:table-cell office:value-type="float" office:value="222627">
            <text:p>22262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632/algari-missive-of-multicraft">Algari Missive of Multicraft</text:a></text:p>
          </table:table-cell>
          <table:table-cell office:value-type="float" office:value="222632">
            <text:p>22263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633/algari-missive-of-multicraft">Algari Missive of Multicraft</text:a></text:p>
          </table:table-cell>
          <table:table-cell office:value-type="float" office:value="222633">
            <text:p>22263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634/algari-missive-of-multicraft">Algari Missive of Multicraft</text:a></text:p>
          </table:table-cell>
          <table:table-cell office:value-type="float" office:value="222634">
            <text:p>22263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641/algari-missive-of-perception">Algari Missive of Perception</text:a></text:p>
          </table:table-cell>
          <table:table-cell office:value-type="float" office:value="222641">
            <text:p>22264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643/algari-missive-of-perception">Algari Missive of Perception</text:a></text:p>
          </table:table-cell>
          <table:table-cell office:value-type="float" office:value="222643">
            <text:p>22264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642/algari-missive-of-perception">Algari Missive of Perception</text:a></text:p>
          </table:table-cell>
          <table:table-cell office:value-type="float" office:value="222642">
            <text:p>22264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630/algari-missive-of-resourcefulness">Algari Missive of Resourcefulness</text:a></text:p>
          </table:table-cell>
          <table:table-cell office:value-type="float" office:value="222630">
            <text:p>22263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629/algari-missive-of-resourcefulness">Algari Missive of Resourcefulness</text:a></text:p>
          </table:table-cell>
          <table:table-cell office:value-type="float" office:value="222629">
            <text:p>22262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631/algari-missive-of-resourcefulness">Algari Missive of Resourcefulness</text:a></text:p>
          </table:table-cell>
          <table:table-cell office:value-type="float" office:value="222631">
            <text:p>22263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581/algari-missive-of-the-aurora">Algari Missive of the Aurora</text:a></text:p>
          </table:table-cell>
          <table:table-cell office:value-type="float" office:value="222581">
            <text:p>22258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580/algari-missive-of-the-aurora">Algari Missive of the Aurora</text:a></text:p>
          </table:table-cell>
          <table:table-cell office:value-type="float" office:value="222580">
            <text:p>22258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579/algari-missive-of-the-aurora">Algari Missive of the Aurora</text:a></text:p>
          </table:table-cell>
          <table:table-cell office:value-type="float" office:value="222579">
            <text:p>22257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584/algari-missive-of-the-feverflare">Algari Missive of the Feverflare</text:a></text:p>
          </table:table-cell>
          <table:table-cell office:value-type="float" office:value="222584">
            <text:p>22258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582/algari-missive-of-the-feverflare">Algari Missive of the Feverflare</text:a></text:p>
          </table:table-cell>
          <table:table-cell office:value-type="float" office:value="222582">
            <text:p>22258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583/algari-missive-of-the-feverflare">Algari Missive of the Feverflare</text:a></text:p>
          </table:table-cell>
          <table:table-cell office:value-type="float" office:value="222583">
            <text:p>22258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587/algari-missive-of-the-fireflash">Algari Missive of the Fireflash</text:a></text:p>
          </table:table-cell>
          <table:table-cell office:value-type="float" office:value="222587">
            <text:p>22258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585/algari-missive-of-the-fireflash">Algari Missive of the Fireflash</text:a></text:p>
          </table:table-cell>
          <table:table-cell office:value-type="float" office:value="222585">
            <text:p>22258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586/algari-missive-of-the-fireflash">Algari Missive of the Fireflash</text:a></text:p>
          </table:table-cell>
          <table:table-cell office:value-type="float" office:value="222586">
            <text:p>22258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588/algari-missive-of-the-harmonious">Algari Missive of the Harmonious</text:a></text:p>
          </table:table-cell>
          <table:table-cell office:value-type="float" office:value="222588">
            <text:p>22258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590/algari-missive-of-the-harmonious">Algari Missive of the Harmonious</text:a></text:p>
          </table:table-cell>
          <table:table-cell office:value-type="float" office:value="222590">
            <text:p>22259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589/algari-missive-of-the-harmonious">Algari Missive of the Harmonious</text:a></text:p>
          </table:table-cell>
          <table:table-cell office:value-type="float" office:value="222589">
            <text:p>22258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593/algari-missive-of-the-peerless">Algari Missive of the Peerless</text:a></text:p>
          </table:table-cell>
          <table:table-cell office:value-type="float" office:value="222593">
            <text:p>22259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592/algari-missive-of-the-peerless">Algari Missive of the Peerless</text:a></text:p>
          </table:table-cell>
          <table:table-cell office:value-type="float" office:value="222592">
            <text:p>22259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591/algari-missive-of-the-peerless">Algari Missive of the Peerless</text:a></text:p>
          </table:table-cell>
          <table:table-cell office:value-type="float" office:value="222591">
            <text:p>22259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596/algari-missive-of-the-quickblade">Algari Missive of the Quickblade</text:a></text:p>
          </table:table-cell>
          <table:table-cell office:value-type="float" office:value="222596">
            <text:p>22259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594/algari-missive-of-the-quickblade">Algari Missive of the Quickblade</text:a></text:p>
          </table:table-cell>
          <table:table-cell office:value-type="float" office:value="222594">
            <text:p>22259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595/algari-missive-of-the-quickblade">Algari Missive of the Quickblade</text:a></text:p>
          </table:table-cell>
          <table:table-cell office:value-type="float" office:value="222595">
            <text:p>22259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12498/ambivalent-amber">Ambivalent Amber</text:a></text:p>
          </table:table-cell>
          <table:table-cell office:value-type="float" office:value="212498">
            <text:p>21249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5670/apprentices-crafting-license">Apprentice's Crafting License</text:a></text:p>
          </table:table-cell>
          <table:table-cell office:value-type="float" office:value="225670">
            <text:p>22567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15/apricate-ink">Apricate Ink</text:a></text:p>
          </table:table-cell>
          <table:table-cell office:value-type="float" office:value="222615">
            <text:p>22261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16/apricate-ink">Apricate Ink</text:a></text:p>
          </table:table-cell>
          <table:table-cell office:value-type="float" office:value="222616">
            <text:p>22261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17/apricate-ink">Apricate Ink</text:a></text:p>
          </table:table-cell>
          <table:table-cell office:value-type="float" office:value="222617">
            <text:p>22261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10933/aqirite">Aqirite</text:a></text:p>
          </table:table-cell>
          <table:table-cell office:value-type="float" office:value="210933">
            <text:p>21093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10934/aqirite">Aqirite</text:a></text:p>
          </table:table-cell>
          <table:table-cell office:value-type="float" office:value="210934">
            <text:p>21093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10935/aqirite">Aqirite</text:a></text:p>
          </table:table-cell>
          <table:table-cell office:value-type="float" office:value="210935">
            <text:p>21093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0145/arathor-hammerfish">Arathor Hammerfish</text:a></text:p>
          </table:table-cell>
          <table:table-cell office:value-type="float" office:value="220145">
            <text:p>22014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9">Herb</text:a></text:p>
          </table:table-cell>
          <table:table-cell office:value-type="string">
            <text:p><text:a xlink:href="https://www.wowhead.com/item=210808/arathors-spear">Arathor's Spear</text:a></text:p>
          </table:table-cell>
          <table:table-cell office:value-type="float" office:value="210808">
            <text:p>21080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9">Herb</text:a></text:p>
          </table:table-cell>
          <table:table-cell office:value-type="string">
            <text:p><text:a xlink:href="https://www.wowhead.com/item=210810/arathors-spear">Arathor's Spear</text:a></text:p>
          </table:table-cell>
          <table:table-cell office:value-type="float" office:value="210810">
            <text:p>21081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9">Herb</text:a></text:p>
          </table:table-cell>
          <table:table-cell office:value-type="string">
            <text:p><text:a xlink:href="https://www.wowhead.com/item=210809/arathors-spear">Arathor's Spear</text:a></text:p>
          </table:table-cell>
          <table:table-cell office:value-type="float" office:value="210809">
            <text:p>21080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10814/artisans-acuity">Artisan's Acuity</text:a></text:p>
          </table:table-cell>
          <table:table-cell office:value-type="float" office:value="210814">
            <text:p>21081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5673/artisans-consortium-seal-of-approval">Artisan's Consortium Seal of Approval</text:a></text:p>
          </table:table-cell>
          <table:table-cell office:value-type="float" office:value="225673">
            <text:p>22567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5986/assorted-choking-hazards">Assorted Choking Hazards</text:a></text:p>
          </table:table-cell>
          <table:table-cell office:value-type="float" office:value="225986">
            <text:p>22598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5984/assorted-choking-hazards">Assorted Choking Hazards</text:a></text:p>
          </table:table-cell>
          <table:table-cell office:value-type="float" office:value="225984">
            <text:p>22598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5985/assorted-choking-hazards">Assorted Choking Hazards</text:a></text:p>
          </table:table-cell>
          <table:table-cell office:value-type="float" office:value="225985">
            <text:p>22598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27770/assorted-whirligigs">Assorted Whirligigs</text:a></text:p>
          </table:table-cell>
          <table:table-cell office:value-type="float" office:value="227770">
            <text:p>22777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30286/astral-aspirants-heraldry">Astral Aspirant's Heraldry</text:a></text:p>
          </table:table-cell>
          <table:table-cell office:value-type="float" office:value="230286">
            <text:p>23028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30285/astral-combatants-heraldry">Astral Combatant's Heraldry</text:a></text:p>
          </table:table-cell>
          <table:table-cell office:value-type="float" office:value="230285">
            <text:p>23028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30287/astral-gladiators-heraldry">Astral Gladiator's Heraldry</text:a></text:p>
          </table:table-cell>
          <table:table-cell office:value-type="float" office:value="230287">
            <text:p>23028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0153/awoken-coelacanth">Awoken Coelacanth</text:a></text:p>
          </table:table-cell>
          <table:table-cell office:value-type="float" office:value="220153">
            <text:p>22015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3512/basically-beef">Basically Beef</text:a></text:p>
          </table:table-cell>
          <table:table-cell office:value-type="float" office:value="223512">
            <text:p>22351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10930/bismuth">Bismuth</text:a></text:p>
          </table:table-cell>
          <table:table-cell office:value-type="float" office:value="210930">
            <text:p>21093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10932/bismuth">Bismuth</text:a></text:p>
          </table:table-cell>
          <table:table-cell office:value-type="float" office:value="210932">
            <text:p>21093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10931/bismuth">Bismuth</text:a></text:p>
          </table:table-cell>
          <table:table-cell office:value-type="float" office:value="210931">
            <text:p>21093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0137/bismuth-bitterling">Bismuth Bitterling</text:a></text:p>
          </table:table-cell>
          <table:table-cell office:value-type="float" office:value="220137">
            <text:p>22013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39107/black-blood-infused-bar">Black Blood Infused Bar</text:a></text:p>
          </table:table-cell>
          <table:table-cell office:value-type="float" office:value="239107">
            <text:p>23910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26/blame-redirection-device">Blame Redirection Device</text:a></text:p>
          </table:table-cell>
          <table:table-cell office:value-type="float" office:value="221926">
            <text:p>22192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28/blame-redirection-device">Blame Redirection Device</text:a></text:p>
          </table:table-cell>
          <table:table-cell office:value-type="float" office:value="221928">
            <text:p>22192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27/blame-redirection-device">Blame Redirection Device</text:a></text:p>
          </table:table-cell>
          <table:table-cell office:value-type="float" office:value="221927">
            <text:p>22192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12514/blasphemite">Blasphemite</text:a></text:p>
          </table:table-cell>
          <table:table-cell office:value-type="float" office:value="212514">
            <text:p>21251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19497/blessed-weapon-grip">Blessed Weapon Grip</text:a></text:p>
          </table:table-cell>
          <table:table-cell office:value-type="float" office:value="219497">
            <text:p>21949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19495/blessed-weapon-grip">Blessed Weapon Grip</text:a></text:p>
          </table:table-cell>
          <table:table-cell office:value-type="float" office:value="219495">
            <text:p>21949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19496/blessed-weapon-grip">Blessed Weapon Grip</text:a></text:p>
          </table:table-cell>
          <table:table-cell office:value-type="float" office:value="219496">
            <text:p>21949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9">Herb</text:a></text:p>
          </table:table-cell>
          <table:table-cell office:value-type="string">
            <text:p><text:a xlink:href="https://www.wowhead.com/item=210805/blessing-blossom">Blessing Blossom</text:a></text:p>
          </table:table-cell>
          <table:table-cell office:value-type="float" office:value="210805">
            <text:p>21080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9">Herb</text:a></text:p>
          </table:table-cell>
          <table:table-cell office:value-type="string">
            <text:p><text:a xlink:href="https://www.wowhead.com/item=210807/blessing-blossom">Blessing Blossom</text:a></text:p>
          </table:table-cell>
          <table:table-cell office:value-type="float" office:value="210807">
            <text:p>21080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9">Herb</text:a></text:p>
          </table:table-cell>
          <table:table-cell office:value-type="string">
            <text:p><text:a xlink:href="https://www.wowhead.com/item=210806/blessing-blossom">Blessing Blossom</text:a></text:p>
          </table:table-cell>
          <table:table-cell office:value-type="float" office:value="210806">
            <text:p>21080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27771/blinker-fluid">Blinker Fluid</text:a></text:p>
          </table:table-cell>
          <table:table-cell office:value-type="float" office:value="227771">
            <text:p>22777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0135/bloody-perch">Bloody Perch</text:a></text:p>
          </table:table-cell>
          <table:table-cell office:value-type="float" office:value="220135">
            <text:p>22013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4805/blossom-pigment">Blossom Pigment</text:a></text:p>
          </table:table-cell>
          <table:table-cell office:value-type="float" office:value="224805">
            <text:p>22480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4803/blossom-pigment">Blossom Pigment</text:a></text:p>
          </table:table-cell>
          <table:table-cell office:value-type="float" office:value="224803">
            <text:p>22480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4804/blossom-pigment">Blossom Pigment</text:a></text:p>
          </table:table-cell>
          <table:table-cell office:value-type="float" office:value="224804">
            <text:p>22480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5987/bottled-brilliance">Bottled Brilliance</text:a></text:p>
          </table:table-cell>
          <table:table-cell office:value-type="float" office:value="225987">
            <text:p>22598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5989/bottled-brilliance">Bottled Brilliance</text:a></text:p>
          </table:table-cell>
          <table:table-cell office:value-type="float" office:value="225989">
            <text:p>22598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5988/bottled-brilliance">Bottled Brilliance</text:a></text:p>
          </table:table-cell>
          <table:table-cell office:value-type="float" office:value="225988">
            <text:p>22598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8338/bottled-storm">Bottled Storm</text:a></text:p>
          </table:table-cell>
          <table:table-cell office:value-type="float" office:value="218338">
            <text:p>21833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558/boundless-cipher">Boundless Cipher</text:a></text:p>
          </table:table-cell>
          <table:table-cell office:value-type="float" office:value="222558">
            <text:p>22255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559/boundless-cipher">Boundless Cipher</text:a></text:p>
          </table:table-cell>
          <table:table-cell office:value-type="float" office:value="222559">
            <text:p>22255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560/boundless-cipher">Boundless Cipher</text:a></text:p>
          </table:table-cell>
          <table:table-cell office:value-type="float" office:value="222560">
            <text:p>22256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27769/bountiful-bolts">Bountiful Bolts</text:a></text:p>
          </table:table-cell>
          <table:table-cell office:value-type="float" office:value="227769">
            <text:p>22776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2879/bright-polishing-cloth">Bright Polishing Cloth</text:a></text:p>
          </table:table-cell>
          <table:table-cell office:value-type="float" office:value="222879">
            <text:p>22287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2881/bright-polishing-cloth">Bright Polishing Cloth</text:a></text:p>
          </table:table-cell>
          <table:table-cell office:value-type="float" office:value="222881">
            <text:p>22288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2880/bright-polishing-cloth">Bright Polishing Cloth</text:a></text:p>
          </table:table-cell>
          <table:table-cell office:value-type="float" office:value="222880">
            <text:p>22288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8401/bubbling-mycobloom-culture">Bubbling Mycobloom Culture</text:a></text:p>
          </table:table-cell>
          <table:table-cell office:value-type="float" office:value="228401">
            <text:p>22840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8403/bubbling-mycobloom-culture">Bubbling Mycobloom Culture</text:a></text:p>
          </table:table-cell>
          <table:table-cell office:value-type="float" office:value="228403">
            <text:p>22840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8402/bubbling-mycobloom-culture">Bubbling Mycobloom Culture</text:a></text:p>
          </table:table-cell>
          <table:table-cell office:value-type="float" office:value="228402">
            <text:p>22840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5567/bug-brisket">Bug Brisket</text:a></text:p>
          </table:table-cell>
          <table:table-cell office:value-type="float" office:value="225567">
            <text:p>22556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8339/burning-cinderbee-setae">Burning Cinderbee Setae</text:a></text:p>
          </table:table-cell>
          <table:table-cell office:value-type="float" office:value="218339">
            <text:p>21833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13774/captured-starlight">Captured Starlight</text:a></text:p>
          </table:table-cell>
          <table:table-cell office:value-type="float" office:value="213774">
            <text:p>21377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13776/captured-starlight">Captured Starlight</text:a></text:p>
          </table:table-cell>
          <table:table-cell office:value-type="float" office:value="213776">
            <text:p>21377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13775/captured-starlight">Captured Starlight</text:a></text:p>
          </table:table-cell>
          <table:table-cell office:value-type="float" office:value="213775">
            <text:p>21377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9880/carapace-backed-hide">Carapace-Backed Hide</text:a></text:p>
          </table:table-cell>
          <table:table-cell office:value-type="float" office:value="219880">
            <text:p>21988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9882/carapace-backed-hide">Carapace-Backed Hide</text:a></text:p>
          </table:table-cell>
          <table:table-cell office:value-type="float" office:value="219882">
            <text:p>21988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9881/carapace-backed-hide">Carapace-Backed Hide</text:a></text:p>
          </table:table-cell>
          <table:table-cell office:value-type="float" office:value="219881">
            <text:p>21988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27772/cataclysmic-converter">Cataclysmic Converter</text:a></text:p>
          </table:table-cell>
          <table:table-cell office:value-type="float" office:value="227772">
            <text:p>22777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21865/chaos-circuit">Chaos Circuit</text:a></text:p>
          </table:table-cell>
          <table:table-cell office:value-type="float" office:value="221865">
            <text:p>22186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21867/chaos-circuit">Chaos Circuit</text:a></text:p>
          </table:table-cell>
          <table:table-cell office:value-type="float" office:value="221867">
            <text:p>22186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21866/chaos-circuit">Chaos Circuit</text:a></text:p>
          </table:table-cell>
          <table:table-cell office:value-type="float" office:value="221866">
            <text:p>22186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22420/charged-alloy">Charged Alloy</text:a></text:p>
          </table:table-cell>
          <table:table-cell office:value-type="float" office:value="222420">
            <text:p>22242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22422/charged-alloy">Charged Alloy</text:a></text:p>
          </table:table-cell>
          <table:table-cell office:value-type="float" office:value="222422">
            <text:p>22242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22421/charged-alloy">Charged Alloy</text:a></text:p>
          </table:table-cell>
          <table:table-cell office:value-type="float" office:value="222421">
            <text:p>22242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9898/chitin-armor-banding">Chitin Armor Banding</text:a></text:p>
          </table:table-cell>
          <table:table-cell office:value-type="float" office:value="219898">
            <text:p>21989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9900/chitin-armor-banding">Chitin Armor Banding</text:a></text:p>
          </table:table-cell>
          <table:table-cell office:value-type="float" office:value="219900">
            <text:p>21990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9899/chitin-armor-banding">Chitin Armor Banding</text:a></text:p>
          </table:table-cell>
          <table:table-cell office:value-type="float" office:value="219899">
            <text:p>21989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2737/chopped-mycobloom">Chopped Mycobloom</text:a></text:p>
          </table:table-cell>
          <table:table-cell office:value-type="float" office:value="222737">
            <text:p>22273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5911/cinderbee-belly">Cinderbee Belly</text:a></text:p>
          </table:table-cell>
          <table:table-cell office:value-type="float" office:value="225911">
            <text:p>22591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5569/clipped-bird-wing">Clipped Bird Wing</text:a></text:p>
          </table:table-cell>
          <table:table-cell office:value-type="float" office:value="225569">
            <text:p>22556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2701/clumped-flour">Clumped Flour</text:a></text:p>
          </table:table-cell>
          <table:table-cell office:value-type="float" office:value="222701">
            <text:p>22270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19.4">Cooking</text:a></text:p>
          </table:table-cell>
          <table:table-cell office:value-type="string">
            <text:p><text:a xlink:href="https://www.wowhead.com/item=223977/coagulated-yolk">Coagulated Yolk</text:a></text:p>
          </table:table-cell>
          <table:table-cell office:value-type="float" office:value="223977">
            <text:p>22397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555/codified-greenwood">Codified Greenwood</text:a></text:p>
          </table:table-cell>
          <table:table-cell office:value-type="float" office:value="222555">
            <text:p>22255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557/codified-greenwood">Codified Greenwood</text:a></text:p>
          </table:table-cell>
          <table:table-cell office:value-type="float" office:value="222557">
            <text:p>22255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556/codified-greenwood">Codified Greenwood</text:a></text:p>
          </table:table-cell>
          <table:table-cell office:value-type="float" office:value="222556">
            <text:p>22255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32/complicated-fuse-box">Complicated Fuse Box</text:a></text:p>
          </table:table-cell>
          <table:table-cell office:value-type="float" office:value="221932">
            <text:p>22193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34/complicated-fuse-box">Complicated Fuse Box</text:a></text:p>
          </table:table-cell>
          <table:table-cell office:value-type="float" office:value="221934">
            <text:p>22193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33/complicated-fuse-box">Complicated Fuse Box</text:a></text:p>
          </table:table-cell>
          <table:table-cell office:value-type="float" office:value="221933">
            <text:p>22193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40/concealed-chaos-module">Concealed Chaos Module</text:a></text:p>
          </table:table-cell>
          <table:table-cell office:value-type="float" office:value="221940">
            <text:p>22194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38/concealed-chaos-module">Concealed Chaos Module</text:a></text:p>
          </table:table-cell>
          <table:table-cell office:value-type="float" office:value="221938">
            <text:p>22193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39/concealed-chaos-module">Concealed Chaos Module</text:a></text:p>
          </table:table-cell>
          <table:table-cell office:value-type="float" office:value="221939">
            <text:p>22193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4173/concentration-concentrate">Concentration Concentrate</text:a></text:p>
          </table:table-cell>
          <table:table-cell office:value-type="float" office:value="224173">
            <text:p>22417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4175/concentration-concentrate">Concentration Concentrate</text:a></text:p>
          </table:table-cell>
          <table:table-cell office:value-type="float" office:value="224175">
            <text:p>22417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4174/concentration-concentrate">Concentration Concentrate</text:a></text:p>
          </table:table-cell>
          <table:table-cell office:value-type="float" office:value="224174">
            <text:p>22417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22417/core-alloy">Core Alloy</text:a></text:p>
          </table:table-cell>
          <table:table-cell office:value-type="float" office:value="222417">
            <text:p>22241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22419/core-alloy">Core Alloy</text:a></text:p>
          </table:table-cell>
          <table:table-cell office:value-type="float" office:value="222419">
            <text:p>22241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22418/core-alloy">Core Alloy</text:a></text:p>
          </table:table-cell>
          <table:table-cell office:value-type="float" office:value="222418">
            <text:p>22241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10815/coreway-catalyst">Coreway Catalyst</text:a></text:p>
          </table:table-cell>
          <table:table-cell office:value-type="float" office:value="210815">
            <text:p>21081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2697/coreway-dust">Coreway Dust</text:a></text:p>
          </table:table-cell>
          <table:table-cell office:value-type="float" office:value="222697">
            <text:p>22269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2696/crunchy-peppers">Crunchy Peppers</text:a></text:p>
          </table:table-cell>
          <table:table-cell office:value-type="float" office:value="222696">
            <text:p>22269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13219/crushed-gemstones">Crushed Gemstones</text:a></text:p>
          </table:table-cell>
          <table:table-cell office:value-type="float" office:value="213219">
            <text:p>21321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13221/crushed-gemstones">Crushed Gemstones</text:a></text:p>
          </table:table-cell>
          <table:table-cell office:value-type="float" office:value="213221">
            <text:p>21322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13220/crushed-gemstones">Crushed Gemstones</text:a></text:p>
          </table:table-cell>
          <table:table-cell office:value-type="float" office:value="213220">
            <text:p>21322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12754/crystalforged-cauldron">Crystalforged Cauldron</text:a></text:p>
          </table:table-cell>
          <table:table-cell office:value-type="float" office:value="212754">
            <text:p>21275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9883/crystalfused-hide">Crystalfused Hide</text:a></text:p>
          </table:table-cell>
          <table:table-cell office:value-type="float" office:value="219883">
            <text:p>21988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9885/crystalfused-hide">Crystalfused Hide</text:a></text:p>
          </table:table-cell>
          <table:table-cell office:value-type="float" office:value="219885">
            <text:p>21988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9884/crystalfused-hide">Crystalfused Hide</text:a></text:p>
          </table:table-cell>
          <table:table-cell office:value-type="float" office:value="219884">
            <text:p>21988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13610/crystalline-powder">Crystalline Powder</text:a></text:p>
          </table:table-cell>
          <table:table-cell office:value-type="float" office:value="213610">
            <text:p>21361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0136/crystalline-sturgeon">Crystalline Sturgeon</text:a></text:p>
          </table:table-cell>
          <table:table-cell office:value-type="float" office:value="220136">
            <text:p>22013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0152/cursed-ghoulfish">Cursed Ghoulfish</text:a></text:p>
          </table:table-cell>
          <table:table-cell office:value-type="float" office:value="220152">
            <text:p>22015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6024/darkmoon-sigil-ascension">Darkmoon Sigil: Ascension</text:a></text:p>
          </table:table-cell>
          <table:table-cell office:value-type="float" office:value="226024">
            <text:p>22602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6022/darkmoon-sigil-ascension">Darkmoon Sigil: Ascension</text:a></text:p>
          </table:table-cell>
          <table:table-cell office:value-type="float" office:value="226022">
            <text:p>22602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6023/darkmoon-sigil-ascension">Darkmoon Sigil: Ascension</text:a></text:p>
          </table:table-cell>
          <table:table-cell office:value-type="float" office:value="226023">
            <text:p>22602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6025/darkmoon-sigil-radiance">Darkmoon Sigil: Radiance</text:a></text:p>
          </table:table-cell>
          <table:table-cell office:value-type="float" office:value="226025">
            <text:p>22602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6027/darkmoon-sigil-radiance">Darkmoon Sigil: Radiance</text:a></text:p>
          </table:table-cell>
          <table:table-cell office:value-type="float" office:value="226027">
            <text:p>22602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6026/darkmoon-sigil-radiance">Darkmoon Sigil: Radiance</text:a></text:p>
          </table:table-cell>
          <table:table-cell office:value-type="float" office:value="226026">
            <text:p>22602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6030/darkmoon-sigil-symbiosis">Darkmoon Sigil: Symbiosis</text:a></text:p>
          </table:table-cell>
          <table:table-cell office:value-type="float" office:value="226030">
            <text:p>22603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6028/darkmoon-sigil-symbiosis">Darkmoon Sigil: Symbiosis</text:a></text:p>
          </table:table-cell>
          <table:table-cell office:value-type="float" office:value="226028">
            <text:p>22602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6029/darkmoon-sigil-symbiosis">Darkmoon Sigil: Symbiosis</text:a></text:p>
          </table:table-cell>
          <table:table-cell office:value-type="float" office:value="226029">
            <text:p>22602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6033/darkmoon-sigil-vivacity">Darkmoon Sigil: Vivacity</text:a></text:p>
          </table:table-cell>
          <table:table-cell office:value-type="float" office:value="226033">
            <text:p>22603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6031/darkmoon-sigil-vivacity">Darkmoon Sigil: Vivacity</text:a></text:p>
          </table:table-cell>
          <table:table-cell office:value-type="float" office:value="226031">
            <text:p>22603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6032/darkmoon-sigil-vivacity">Darkmoon Sigil: Vivacity</text:a></text:p>
          </table:table-cell>
          <table:table-cell office:value-type="float" office:value="226032">
            <text:p>22603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870/dawnthread-lining">Dawnthread Lining</text:a></text:p>
          </table:table-cell>
          <table:table-cell office:value-type="float" office:value="222870">
            <text:p>22287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868/dawnthread-lining">Dawnthread Lining</text:a></text:p>
          </table:table-cell>
          <table:table-cell office:value-type="float" office:value="222868">
            <text:p>22286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869/dawnthread-lining">Dawnthread Lining</text:a></text:p>
          </table:table-cell>
          <table:table-cell office:value-type="float" office:value="222869">
            <text:p>22286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4826/dawnweave">Dawnweave</text:a></text:p>
          </table:table-cell>
          <table:table-cell office:value-type="float" office:value="224826">
            <text:p>22482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8236/dawnweave">Dawnweave</text:a></text:p>
          </table:table-cell>
          <table:table-cell office:value-type="float" office:value="228236">
            <text:p>22823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8235/dawnweave">Dawnweave</text:a></text:p>
          </table:table-cell>
          <table:table-cell office:value-type="float" office:value="228235">
            <text:p>22823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2801/dawnweave-bolt">Dawnweave Bolt</text:a></text:p>
          </table:table-cell>
          <table:table-cell office:value-type="float" office:value="222801">
            <text:p>22280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2803/dawnweave-bolt">Dawnweave Bolt</text:a></text:p>
          </table:table-cell>
          <table:table-cell office:value-type="float" office:value="222803">
            <text:p>22280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2802/dawnweave-bolt">Dawnweave Bolt</text:a></text:p>
          </table:table-cell>
          <table:table-cell office:value-type="float" office:value="222802">
            <text:p>22280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0.6">Permanent Item Enhancement</text:a></text:p>
          </table:table-cell>
          <table:table-cell office:value-type="string">
            <text:p><text:a xlink:href="https://www.wowhead.com/item=222896/daybreak-spellthread">Daybreak Spellthread</text:a></text:p>
          </table:table-cell>
          <table:table-cell office:value-type="float" office:value="222896">
            <text:p>22289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0.6">Permanent Item Enhancement</text:a></text:p>
          </table:table-cell>
          <table:table-cell office:value-type="string">
            <text:p><text:a xlink:href="https://www.wowhead.com/item=222894/daybreak-spellthread">Daybreak Spellthread</text:a></text:p>
          </table:table-cell>
          <table:table-cell office:value-type="float" office:value="222894">
            <text:p>22289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0.6">Permanent Item Enhancement</text:a></text:p>
          </table:table-cell>
          <table:table-cell office:value-type="string">
            <text:p><text:a xlink:href="https://www.wowhead.com/item=222895/daybreak-spellthread">Daybreak Spellthread</text:a></text:p>
          </table:table-cell>
          <table:table-cell office:value-type="float" office:value="222895">
            <text:p>22289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13753/decorative-lens">Decorative Lens</text:a></text:p>
          </table:table-cell>
          <table:table-cell office:value-type="float" office:value="213753">
            <text:p>21375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13755/decorative-lens">Decorative Lens</text:a></text:p>
          </table:table-cell>
          <table:table-cell office:value-type="float" office:value="213755">
            <text:p>21375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13754/decorative-lens">Decorative Lens</text:a></text:p>
          </table:table-cell>
          <table:table-cell office:value-type="float" office:value="213754">
            <text:p>21375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0.0">Consumable</text:a></text:p>
          </table:table-cell>
          <table:table-cell office:value-type="string">
            <text:p><text:a xlink:href="https://www.wowhead.com/item=219896/deepfury-hide">Deepfury Hide</text:a></text:p>
          </table:table-cell>
          <table:table-cell office:value-type="float" office:value="219896">
            <text:p>21989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0.0">Consumable</text:a></text:p>
          </table:table-cell>
          <table:table-cell office:value-type="string">
            <text:p><text:a xlink:href="https://www.wowhead.com/item=219897/deepfury-hide">Deepfury Hide</text:a></text:p>
          </table:table-cell>
          <table:table-cell office:value-type="float" office:value="219897">
            <text:p>21989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0.0">Consumable</text:a></text:p>
          </table:table-cell>
          <table:table-cell office:value-type="string">
            <text:p><text:a xlink:href="https://www.wowhead.com/item=219895/deepfury-hide">Deepfury Hide</text:a></text:p>
          </table:table-cell>
          <table:table-cell office:value-type="float" office:value="219895">
            <text:p>21989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38201/desolate-talus">Desolate Talus</text:a></text:p>
          </table:table-cell>
          <table:table-cell office:value-type="float" office:value="238201">
            <text:p>23820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38213/desolate-talus">Desolate Talus</text:a></text:p>
          </table:table-cell>
          <table:table-cell office:value-type="float" office:value="238213">
            <text:p>23821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38212/desolate-talus">Desolate Talus</text:a></text:p>
          </table:table-cell>
          <table:table-cell office:value-type="float" office:value="238212">
            <text:p>23821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0134/dilly-dally-dace">Dilly-Dally Dace</text:a></text:p>
          </table:table-cell>
          <table:table-cell office:value-type="float" office:value="220134">
            <text:p>22013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10828/dilution-solution">Dilution Solution</text:a></text:p>
          </table:table-cell>
          <table:table-cell office:value-type="float" office:value="210828">
            <text:p>21082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6205/distilled-algari-freshwater">Distilled Algari Freshwater</text:a></text:p>
          </table:table-cell>
          <table:table-cell office:value-type="float" office:value="226205">
            <text:p>22620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0143/dornish-pike">Dornish Pike</text:a></text:p>
          </table:table-cell>
          <table:table-cell office:value-type="float" office:value="220143">
            <text:p>22014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873/duskthread-lining">Duskthread Lining</text:a></text:p>
          </table:table-cell>
          <table:table-cell office:value-type="float" office:value="222873">
            <text:p>22287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871/duskthread-lining">Duskthread Lining</text:a></text:p>
          </table:table-cell>
          <table:table-cell office:value-type="float" office:value="222871">
            <text:p>22287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2872/duskthread-lining">Duskthread Lining</text:a></text:p>
          </table:table-cell>
          <table:table-cell office:value-type="float" office:value="222872">
            <text:p>22287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4824/duskweave">Duskweave</text:a></text:p>
          </table:table-cell>
          <table:table-cell office:value-type="float" office:value="224824">
            <text:p>22482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8234/duskweave">Duskweave</text:a></text:p>
          </table:table-cell>
          <table:table-cell office:value-type="float" office:value="228234">
            <text:p>22823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8233/duskweave">Duskweave</text:a></text:p>
          </table:table-cell>
          <table:table-cell office:value-type="float" office:value="228233">
            <text:p>22823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2798/duskweave-bolt">Duskweave Bolt</text:a></text:p>
          </table:table-cell>
          <table:table-cell office:value-type="float" office:value="222798">
            <text:p>22279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2799/duskweave-bolt">Duskweave Bolt</text:a></text:p>
          </table:table-cell>
          <table:table-cell office:value-type="float" office:value="222799">
            <text:p>22279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2800/duskweave-bolt">Duskweave Bolt</text:a></text:p>
          </table:table-cell>
          <table:table-cell office:value-type="float" office:value="222800">
            <text:p>22280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26202/echoing-flux">Echoing Flux</text:a></text:p>
          </table:table-cell>
          <table:table-cell office:value-type="float" office:value="226202">
            <text:p>22620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88/eight-of-ascension">Eight of Ascension</text:a></text:p>
          </table:table-cell>
          <table:table-cell office:value-type="float" office:value="222688">
            <text:p>22268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70/eight-of-radiance">Eight of Radiance</text:a></text:p>
          </table:table-cell>
          <table:table-cell office:value-type="float" office:value="222670">
            <text:p>22267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61/eight-of-symbiosis">Eight of Symbiosis</text:a></text:p>
          </table:table-cell>
          <table:table-cell office:value-type="float" office:value="222661">
            <text:p>22266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79/eight-of-vivacity">Eight of Vivacity</text:a></text:p>
          </table:table-cell>
          <table:table-cell office:value-type="float" office:value="222679">
            <text:p>22267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13770/elemental-focusing-lens">Elemental Focusing Lens</text:a></text:p>
          </table:table-cell>
          <table:table-cell office:value-type="float" office:value="213770">
            <text:p>21377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13768/elemental-focusing-lens">Elemental Focusing Lens</text:a></text:p>
          </table:table-cell>
          <table:table-cell office:value-type="float" office:value="213768">
            <text:p>21376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13769/elemental-focusing-lens">Elemental Focusing Lens</text:a></text:p>
          </table:table-cell>
          <table:table-cell office:value-type="float" office:value="213769">
            <text:p>21376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31768/enchanted-gilded-ethereal-crest">Enchanted Gilded Ethereal Crest</text:a></text:p>
          </table:table-cell>
          <table:table-cell office:value-type="float" office:value="231768">
            <text:p>23176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4073/enchanted-gilded-harbinger-crest">Enchanted Gilded Harbinger Crest</text:a></text:p>
          </table:table-cell>
          <table:table-cell office:value-type="float" office:value="224073">
            <text:p>22407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30935/enchanted-gilded-undermine-crest">Enchanted Gilded Undermine Crest</text:a></text:p>
          </table:table-cell>
          <table:table-cell office:value-type="float" office:value="230935">
            <text:p>23093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31769/enchanted-runed-ethereal-crest">Enchanted Runed Ethereal Crest</text:a></text:p>
          </table:table-cell>
          <table:table-cell office:value-type="float" office:value="231769">
            <text:p>23176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4072/enchanted-runed-harbinger-crest">Enchanted Runed Harbinger Crest</text:a></text:p>
          </table:table-cell>
          <table:table-cell office:value-type="float" office:value="224072">
            <text:p>22407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30936/enchanted-runed-undermine-crest">Enchanted Runed Undermine Crest</text:a></text:p>
          </table:table-cell>
          <table:table-cell office:value-type="float" office:value="230936">
            <text:p>23093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31767/enchanted-weathered-ethereal-crest">Enchanted Weathered Ethereal Crest</text:a></text:p>
          </table:table-cell>
          <table:table-cell office:value-type="float" office:value="231767">
            <text:p>23176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4069/enchanted-weathered-harbinger-crest">Enchanted Weathered Harbinger Crest</text:a></text:p>
          </table:table-cell>
          <table:table-cell office:value-type="float" office:value="224069">
            <text:p>22406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30937/enchanted-weathered-undermine-crest">Enchanted Weathered Undermine Crest</text:a></text:p>
          </table:table-cell>
          <table:table-cell office:value-type="float" office:value="230937">
            <text:p>23093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41/energy-redistribution-beacon">Energy Redistribution Beacon</text:a></text:p>
          </table:table-cell>
          <table:table-cell office:value-type="float" office:value="221941">
            <text:p>22194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43/energy-redistribution-beacon">Energy Redistribution Beacon</text:a></text:p>
          </table:table-cell>
          <table:table-cell office:value-type="float" office:value="221943">
            <text:p>22194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42/energy-redistribution-beacon">Energy Redistribution Beacon</text:a></text:p>
          </table:table-cell>
          <table:table-cell office:value-type="float" office:value="221942">
            <text:p>22194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13750/engraved-gemcutter">Engraved Gemcutter</text:a></text:p>
          </table:table-cell>
          <table:table-cell office:value-type="float" office:value="213750">
            <text:p>21375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13752/engraved-gemcutter">Engraved Gemcutter</text:a></text:p>
          </table:table-cell>
          <table:table-cell office:value-type="float" office:value="213752">
            <text:p>21375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13751/engraved-gemcutter">Engraved Gemcutter</text:a></text:p>
          </table:table-cell>
          <table:table-cell office:value-type="float" office:value="213751">
            <text:p>21375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21868/entropy-enhancer">Entropy Enhancer</text:a></text:p>
          </table:table-cell>
          <table:table-cell office:value-type="float" office:value="221868">
            <text:p>22186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21870/entropy-enhancer">Entropy Enhancer</text:a></text:p>
          </table:table-cell>
          <table:table-cell office:value-type="float" office:value="221870">
            <text:p>22187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21869/entropy-enhancer">Entropy Enhancer</text:a></text:p>
          </table:table-cell>
          <table:table-cell office:value-type="float" office:value="221869">
            <text:p>22186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4832/exquisite-weavercloth-bolt">Exquisite Weavercloth Bolt</text:a></text:p>
          </table:table-cell>
          <table:table-cell office:value-type="float" office:value="224832">
            <text:p>22483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4833/exquisite-weavercloth-bolt">Exquisite Weavercloth Bolt</text:a></text:p>
          </table:table-cell>
          <table:table-cell office:value-type="float" office:value="224833">
            <text:p>22483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4834/exquisite-weavercloth-bolt">Exquisite Weavercloth Bolt</text:a></text:p>
          </table:table-cell>
          <table:table-cell office:value-type="float" office:value="224834">
            <text:p>22483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12505/extravagant-emerald">Extravagant Emerald</text:a></text:p>
          </table:table-cell>
          <table:table-cell office:value-type="float" office:value="212505">
            <text:p>21250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19500/fang-adornments">Fang Adornments</text:a></text:p>
          </table:table-cell>
          <table:table-cell office:value-type="float" office:value="219500">
            <text:p>21950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5876/fine-egg-powder">Fine Egg Powder</text:a></text:p>
          </table:table-cell>
          <table:table-cell office:value-type="float" office:value="225876">
            <text:p>22587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85/five-of-ascension">Five of Ascension</text:a></text:p>
          </table:table-cell>
          <table:table-cell office:value-type="float" office:value="222685">
            <text:p>22268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67/five-of-radiance">Five of Radiance</text:a></text:p>
          </table:table-cell>
          <table:table-cell office:value-type="float" office:value="222667">
            <text:p>22266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58/five-of-symbiosis">Five of Symbiosis</text:a></text:p>
          </table:table-cell>
          <table:table-cell office:value-type="float" office:value="222658">
            <text:p>22265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76/five-of-vivacity">Five of Vivacity</text:a></text:p>
          </table:table-cell>
          <table:table-cell office:value-type="float" office:value="222676">
            <text:p>22267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10232/forged-aspirants-heraldry">Forged Aspirant's Heraldry</text:a></text:p>
          </table:table-cell>
          <table:table-cell office:value-type="float" office:value="210232">
            <text:p>21023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10221/forged-combatants-heraldry">Forged Combatant's Heraldry</text:a></text:p>
          </table:table-cell>
          <table:table-cell office:value-type="float" office:value="210221">
            <text:p>21022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2500/forged-framework">Forged Framework</text:a></text:p>
          </table:table-cell>
          <table:table-cell office:value-type="float" office:value="222500">
            <text:p>22250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2499/forged-framework">Forged Framework</text:a></text:p>
          </table:table-cell>
          <table:table-cell office:value-type="float" office:value="222499">
            <text:p>22249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2501/forged-framework">Forged Framework</text:a></text:p>
          </table:table-cell>
          <table:table-cell office:value-type="float" office:value="222501">
            <text:p>22250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10233/forged-gladiators-heraldry">Forged Gladiator's Heraldry</text:a></text:p>
          </table:table-cell>
          <table:table-cell office:value-type="float" office:value="210233">
            <text:p>21023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2689/fortuitous-essence">Fortuitous Essence</text:a></text:p>
          </table:table-cell>
          <table:table-cell office:value-type="float" office:value="222689">
            <text:p>22268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84/four-of-ascension">Four of Ascension</text:a></text:p>
          </table:table-cell>
          <table:table-cell office:value-type="float" office:value="222684">
            <text:p>22268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66/four-of-radiance">Four of Radiance</text:a></text:p>
          </table:table-cell>
          <table:table-cell office:value-type="float" office:value="222666">
            <text:p>22266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57/four-of-symbiosis">Four of Symbiosis</text:a></text:p>
          </table:table-cell>
          <table:table-cell office:value-type="float" office:value="222657">
            <text:p>22265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75/four-of-vivacity">Four of Vivacity</text:a></text:p>
          </table:table-cell>
          <table:table-cell office:value-type="float" office:value="222675">
            <text:p>22267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0">Elemental</text:a></text:p>
          </table:table-cell>
          <table:table-cell office:value-type="string">
            <text:p><text:a xlink:href="https://www.wowhead.com/item=230905/fractured-spark-of-fortunes">Fractured Spark of Fortunes</text:a></text:p>
          </table:table-cell>
          <table:table-cell office:value-type="float" office:value="230905">
            <text:p>23090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0">Elemental</text:a></text:p>
          </table:table-cell>
          <table:table-cell office:value-type="string">
            <text:p><text:a xlink:href="https://www.wowhead.com/item=211297/fractured-spark-of-omens">Fractured Spark of Omens</text:a></text:p>
          </table:table-cell>
          <table:table-cell office:value-type="float" office:value="211297">
            <text:p>21129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0">Elemental</text:a></text:p>
          </table:table-cell>
          <table:table-cell office:value-type="string">
            <text:p><text:a xlink:href="https://www.wowhead.com/item=231757/fractured-spark-of-starlight">Fractured Spark of Starlight</text:a></text:p>
          </table:table-cell>
          <table:table-cell office:value-type="float" office:value="231757">
            <text:p>23175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28414/frayed-wiring">Frayed Wiring</text:a></text:p>
          </table:table-cell>
          <table:table-cell office:value-type="float" office:value="228414">
            <text:p>22841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2741/fresh-fillet">Fresh Fillet</text:a></text:p>
          </table:table-cell>
          <table:table-cell office:value-type="float" office:value="222741">
            <text:p>22274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6204/fresh-parchment">Fresh Parchment</text:a></text:p>
          </table:table-cell>
          <table:table-cell office:value-type="float" office:value="226204">
            <text:p>22620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39146/gilded-augmentation-matrix">Gilded Augmentation Matrix</text:a></text:p>
          </table:table-cell>
          <table:table-cell office:value-type="float" office:value="239146">
            <text:p>23914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51993/gilded-starlight-matrix">Gilded Starlight Matrix</text:a></text:p>
          </table:table-cell>
          <table:table-cell office:value-type="float" office:value="251993">
            <text:p>25199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11806/gilded-vial">Gilded Vial</text:a></text:p>
          </table:table-cell>
          <table:table-cell office:value-type="float" office:value="211806">
            <text:p>21180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11808/gilded-vial">Gilded Vial</text:a></text:p>
          </table:table-cell>
          <table:table-cell office:value-type="float" office:value="211808">
            <text:p>21180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11807/gilded-vial">Gilded Vial</text:a></text:p>
          </table:table-cell>
          <table:table-cell office:value-type="float" office:value="211807">
            <text:p>21180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25677/gleaming-chaos">Gleaming Chaos</text:a></text:p>
          </table:table-cell>
          <table:table-cell office:value-type="float" office:value="225677">
            <text:p>22567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2">Enchanting</text:a></text:p>
          </table:table-cell>
          <table:table-cell office:value-type="string">
            <text:p><text:a xlink:href="https://www.wowhead.com/item=219949/gleaming-shard">Gleaming Shard</text:a></text:p>
          </table:table-cell>
          <table:table-cell office:value-type="float" office:value="219949">
            <text:p>21994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2">Enchanting</text:a></text:p>
          </table:table-cell>
          <table:table-cell office:value-type="string">
            <text:p><text:a xlink:href="https://www.wowhead.com/item=219950/gleaming-shard">Gleaming Shard</text:a></text:p>
          </table:table-cell>
          <table:table-cell office:value-type="float" office:value="219950">
            <text:p>21995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2">Enchanting</text:a></text:p>
          </table:table-cell>
          <table:table-cell office:value-type="string">
            <text:p><text:a xlink:href="https://www.wowhead.com/item=219951/gleaming-shard">Gleaming Shard</text:a></text:p>
          </table:table-cell>
          <table:table-cell office:value-type="float" office:value="219951">
            <text:p>21995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11805/gleaming-transmutagen">Gleaming Transmutagen</text:a></text:p>
          </table:table-cell>
          <table:table-cell office:value-type="float" office:value="211805">
            <text:p>21180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14043/glittering-gemdust">Glittering Gemdust</text:a></text:p>
          </table:table-cell>
          <table:table-cell office:value-type="float" office:value="214043">
            <text:p>21404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13399/glittering-glass">Glittering Glass</text:a></text:p>
          </table:table-cell>
          <table:table-cell office:value-type="float" office:value="213399">
            <text:p>21339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2667/gloom-chitin">Gloom Chitin</text:a></text:p>
          </table:table-cell>
          <table:table-cell office:value-type="float" office:value="212667">
            <text:p>21266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2669/gloom-chitin">Gloom Chitin</text:a></text:p>
          </table:table-cell>
          <table:table-cell office:value-type="float" office:value="212669">
            <text:p>21266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2668/gloom-chitin">Gloom Chitin</text:a></text:p>
          </table:table-cell>
          <table:table-cell office:value-type="float" office:value="212668">
            <text:p>21266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21757/gloomfathom-hide">Gloomfathom Hide</text:a></text:p>
          </table:table-cell>
          <table:table-cell office:value-type="float" office:value="221757">
            <text:p>22175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2533/goldengill-trout">Goldengill Trout</text:a></text:p>
          </table:table-cell>
          <table:table-cell office:value-type="float" office:value="222533">
            <text:p>22253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2700/granulated-spices">Granulated Spices</text:a></text:p>
          </table:table-cell>
          <table:table-cell office:value-type="float" office:value="222700">
            <text:p>22270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8921/griftahs-heavy-duty-embellishing-powder">Griftah's Heavy-Duty Embellishing Powder</text:a></text:p>
          </table:table-cell>
          <table:table-cell office:value-type="float" office:value="228921">
            <text:p>22892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2876/gritty-polishing-cloth">Gritty Polishing Cloth</text:a></text:p>
          </table:table-cell>
          <table:table-cell office:value-type="float" office:value="222876">
            <text:p>22287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2877/gritty-polishing-cloth">Gritty Polishing Cloth</text:a></text:p>
          </table:table-cell>
          <table:table-cell office:value-type="float" office:value="222877">
            <text:p>22287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2878/gritty-polishing-cloth">Gritty Polishing Cloth</text:a></text:p>
          </table:table-cell>
          <table:table-cell office:value-type="float" office:value="222878">
            <text:p>22287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21859/gyrating-gear">Gyrating Gear</text:a></text:p>
          </table:table-cell>
          <table:table-cell office:value-type="float" office:value="221859">
            <text:p>22185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21861/gyrating-gear">Gyrating Gear</text:a></text:p>
          </table:table-cell>
          <table:table-cell office:value-type="float" office:value="221861">
            <text:p>22186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21860/gyrating-gear">Gyrating Gear</text:a></text:p>
          </table:table-cell>
          <table:table-cell office:value-type="float" office:value="221860">
            <text:p>22186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21853/handful-of-bismuth-bolts">Handful of Bismuth Bolts</text:a></text:p>
          </table:table-cell>
          <table:table-cell office:value-type="float" office:value="221853">
            <text:p>22185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21855/handful-of-bismuth-bolts">Handful of Bismuth Bolts</text:a></text:p>
          </table:table-cell>
          <table:table-cell office:value-type="float" office:value="221855">
            <text:p>22185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21854/handful-of-bismuth-bolts">Handful of Bismuth Bolts</text:a></text:p>
          </table:table-cell>
          <table:table-cell office:value-type="float" office:value="221854">
            <text:p>22185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13398/handful-of-pebbles">Handful of Pebbles</text:a></text:p>
          </table:table-cell>
          <table:table-cell office:value-type="float" office:value="213398">
            <text:p>21339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12563/harmonious-horticulture">Harmonious Horticulture</text:a></text:p>
          </table:table-cell>
          <table:table-cell office:value-type="float" office:value="212563">
            <text:p>21256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12565/harmonious-horticulture">Harmonious Horticulture</text:a></text:p>
          </table:table-cell>
          <table:table-cell office:value-type="float" office:value="212565">
            <text:p>21256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12564/harmonious-horticulture">Harmonious Horticulture</text:a></text:p>
          </table:table-cell>
          <table:table-cell office:value-type="float" office:value="212564">
            <text:p>21256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8721/hearty-feast">Hearty Feast</text:a></text:p>
          </table:table-cell>
          <table:table-cell office:value-type="float" office:value="228721">
            <text:p>22872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2693/hearty-food">Hearty Food</text:a></text:p>
          </table:table-cell>
          <table:table-cell office:value-type="float" office:value="222693">
            <text:p>22269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8337/honed-bone-shards">Honed Bone Shards</text:a></text:p>
          </table:table-cell>
          <table:table-cell office:value-type="float" office:value="218337">
            <text:p>21833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5912/hot-honeycomb">Hot Honeycomb</text:a></text:p>
          </table:table-cell>
          <table:table-cell office:value-type="float" office:value="225912">
            <text:p>22591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18/impeccable-cogwheel">Impeccable Cogwheel</text:a></text:p>
          </table:table-cell>
          <table:table-cell office:value-type="float" office:value="221918">
            <text:p>22191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19/impeccable-cogwheel">Impeccable Cogwheel</text:a></text:p>
          </table:table-cell>
          <table:table-cell office:value-type="float" office:value="221919">
            <text:p>22191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17/impeccable-cogwheel">Impeccable Cogwheel</text:a></text:p>
          </table:table-cell>
          <table:table-cell office:value-type="float" office:value="221917">
            <text:p>22191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17707/imperfect-null-stone">Imperfect Null Stone</text:a></text:p>
          </table:table-cell>
          <table:table-cell office:value-type="float" office:value="217707">
            <text:p>21770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13759/inverted-prism">Inverted Prism</text:a></text:p>
          </table:table-cell>
          <table:table-cell office:value-type="float" office:value="213759">
            <text:p>21375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13761/inverted-prism">Inverted Prism</text:a></text:p>
          </table:table-cell>
          <table:table-cell office:value-type="float" office:value="213761">
            <text:p>21376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13760/inverted-prism">Inverted Prism</text:a></text:p>
          </table:table-cell>
          <table:table-cell office:value-type="float" office:value="213760">
            <text:p>21376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22426/ironclaw-alloy">Ironclaw Alloy</text:a></text:p>
          </table:table-cell>
          <table:table-cell office:value-type="float" office:value="222426">
            <text:p>22242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22428/ironclaw-alloy">Ironclaw Alloy</text:a></text:p>
          </table:table-cell>
          <table:table-cell office:value-type="float" office:value="222428">
            <text:p>22242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22427/ironclaw-alloy">Ironclaw Alloy</text:a></text:p>
          </table:table-cell>
          <table:table-cell office:value-type="float" office:value="222427">
            <text:p>22242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10936/ironclaw-ore">Ironclaw Ore</text:a></text:p>
          </table:table-cell>
          <table:table-cell office:value-type="float" office:value="210936">
            <text:p>21093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10937/ironclaw-ore">Ironclaw Ore</text:a></text:p>
          </table:table-cell>
          <table:table-cell office:value-type="float" office:value="210937">
            <text:p>21093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10938/ironclaw-ore">Ironclaw Ore</text:a></text:p>
          </table:table-cell>
          <table:table-cell office:value-type="float" office:value="210938">
            <text:p>21093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28956/junk-bucket">Junk Bucket</text:a></text:p>
          </table:table-cell>
          <table:table-cell office:value-type="float" office:value="228956">
            <text:p>22895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9">Herb</text:a></text:p>
          </table:table-cell>
          <table:table-cell office:value-type="string">
            <text:p><text:a xlink:href="https://www.wowhead.com/item=240194/kareshi-lotus">K'areshi Lotus</text:a></text:p>
          </table:table-cell>
          <table:table-cell office:value-type="float" office:value="240194">
            <text:p>24019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40216/kareshi-resonating-stone">K'areshi Resonating Stone</text:a></text:p>
          </table:table-cell>
          <table:table-cell office:value-type="float" office:value="240216">
            <text:p>24021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0147/kaheti-slum-shark">Kaheti Slum Shark</text:a></text:p>
          </table:table-cell>
          <table:table-cell office:value-type="float" office:value="220147">
            <text:p>22014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8336/kaheti-swarm-chitin">Kaheti Swarm Chitin</text:a></text:p>
          </table:table-cell>
          <table:table-cell office:value-type="float" office:value="218336">
            <text:p>21833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2699/khaz-algar-tomato">Khaz Algar Tomato</text:a></text:p>
          </table:table-cell>
          <table:table-cell office:value-type="float" office:value="222699">
            <text:p>22269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9892/leyfused-hide">Leyfused Hide</text:a></text:p>
          </table:table-cell>
          <table:table-cell office:value-type="float" office:value="219892">
            <text:p>21989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9894/leyfused-hide">Leyfused Hide</text:a></text:p>
          </table:table-cell>
          <table:table-cell office:value-type="float" office:value="219894">
            <text:p>21989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9893/leyfused-hide">Leyfused Hide</text:a></text:p>
          </table:table-cell>
          <table:table-cell office:value-type="float" office:value="219893">
            <text:p>21989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13613/leyline-residue">Leyline Residue</text:a></text:p>
          </table:table-cell>
          <table:table-cell office:value-type="float" office:value="213613">
            <text:p>21361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9">Herb</text:a></text:p>
          </table:table-cell>
          <table:table-cell office:value-type="string">
            <text:p><text:a xlink:href="https://www.wowhead.com/item=210799/luredrop">Luredrop</text:a></text:p>
          </table:table-cell>
          <table:table-cell office:value-type="float" office:value="210799">
            <text:p>21079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9">Herb</text:a></text:p>
          </table:table-cell>
          <table:table-cell office:value-type="string">
            <text:p><text:a xlink:href="https://www.wowhead.com/item=210801/luredrop">Luredrop</text:a></text:p>
          </table:table-cell>
          <table:table-cell office:value-type="float" office:value="210801">
            <text:p>21080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9">Herb</text:a></text:p>
          </table:table-cell>
          <table:table-cell office:value-type="string">
            <text:p><text:a xlink:href="https://www.wowhead.com/item=210800/luredrop">Luredrop</text:a></text:p>
          </table:table-cell>
          <table:table-cell office:value-type="float" office:value="210800">
            <text:p>21080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12/luredrop-pigment">Luredrop Pigment</text:a></text:p>
          </table:table-cell>
          <table:table-cell office:value-type="float" office:value="222612">
            <text:p>22261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14/luredrop-pigment">Luredrop Pigment</text:a></text:p>
          </table:table-cell>
          <table:table-cell office:value-type="float" office:value="222614">
            <text:p>22261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13/luredrop-pigment">Luredrop Pigment</text:a></text:p>
          </table:table-cell>
          <table:table-cell office:value-type="float" office:value="222613">
            <text:p>22261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49218/manaforged-instrument">Manaforged Instrument</text:a></text:p>
          </table:table-cell>
          <table:table-cell office:value-type="float" office:value="249218">
            <text:p>24921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13756/marbled-stone">Marbled Stone</text:a></text:p>
          </table:table-cell>
          <table:table-cell office:value-type="float" office:value="213756">
            <text:p>21375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13758/marbled-stone">Marbled Stone</text:a></text:p>
          </table:table-cell>
          <table:table-cell office:value-type="float" office:value="213758">
            <text:p>21375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13757/marbled-stone">Marbled Stone</text:a></text:p>
          </table:table-cell>
          <table:table-cell office:value-type="float" office:value="213757">
            <text:p>21375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5565/massive-worm-flank">Massive Worm Flank</text:a></text:p>
          </table:table-cell>
          <table:table-cell office:value-type="float" office:value="225565">
            <text:p>22556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5564/meaty-muscle">Meaty Muscle</text:a></text:p>
          </table:table-cell>
          <table:table-cell office:value-type="float" office:value="225564">
            <text:p>22556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11803/mercurial-transmutagen">Mercurial Transmutagen</text:a></text:p>
          </table:table-cell>
          <table:table-cell office:value-type="float" office:value="211803">
            <text:p>21180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4176/mirror-powder">Mirror Powder</text:a></text:p>
          </table:table-cell>
          <table:table-cell office:value-type="float" office:value="224176">
            <text:p>22417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4177/mirror-powder">Mirror Powder</text:a></text:p>
          </table:table-cell>
          <table:table-cell office:value-type="float" office:value="224177">
            <text:p>22417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4178/mirror-powder">Mirror Powder</text:a></text:p>
          </table:table-cell>
          <table:table-cell office:value-type="float" office:value="224178">
            <text:p>22417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24764/mosswool-thread">Mosswool Thread</text:a></text:p>
          </table:table-cell>
          <table:table-cell office:value-type="float" office:value="224764">
            <text:p>22476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9">Herb</text:a></text:p>
          </table:table-cell>
          <table:table-cell office:value-type="string">
            <text:p><text:a xlink:href="https://www.wowhead.com/item=210796/mycobloom">Mycobloom</text:a></text:p>
          </table:table-cell>
          <table:table-cell office:value-type="float" office:value="210796">
            <text:p>21079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9">Herb</text:a></text:p>
          </table:table-cell>
          <table:table-cell office:value-type="string">
            <text:p><text:a xlink:href="https://www.wowhead.com/item=210798/mycobloom">Mycobloom</text:a></text:p>
          </table:table-cell>
          <table:table-cell office:value-type="float" office:value="210798">
            <text:p>21079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9">Herb</text:a></text:p>
          </table:table-cell>
          <table:table-cell office:value-type="string">
            <text:p><text:a xlink:href="https://www.wowhead.com/item=210797/mycobloom">Mycobloom</text:a></text:p>
          </table:table-cell>
          <table:table-cell office:value-type="float" office:value="210797">
            <text:p>21079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18/nacreous-pigment">Nacreous Pigment</text:a></text:p>
          </table:table-cell>
          <table:table-cell office:value-type="float" office:value="222618">
            <text:p>22261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20/nacreous-pigment">Nacreous Pigment</text:a></text:p>
          </table:table-cell>
          <table:table-cell office:value-type="float" office:value="222620">
            <text:p>22262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19/nacreous-pigment">Nacreous Pigment</text:a></text:p>
          </table:table-cell>
          <table:table-cell office:value-type="float" office:value="222619">
            <text:p>22261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20789/nascent-gilded-harbinger-crest">Nascent Gilded Harbinger Crest</text:a></text:p>
          </table:table-cell>
          <table:table-cell office:value-type="float" office:value="220789">
            <text:p>22078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30986/nascent-gilded-undermine-crest">Nascent Gilded Undermine Crest</text:a></text:p>
          </table:table-cell>
          <table:table-cell office:value-type="float" office:value="230986">
            <text:p>23098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20790/nascent-runed-harbinger-crest">Nascent Runed Harbinger Crest</text:a></text:p>
          </table:table-cell>
          <table:table-cell office:value-type="float" office:value="220790">
            <text:p>22079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30985/nascent-runed-undermine-crest">Nascent Runed Undermine Crest</text:a></text:p>
          </table:table-cell>
          <table:table-cell office:value-type="float" office:value="230985">
            <text:p>23098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20788/nascent-weathered-harbinger-crest">Nascent Weathered Harbinger Crest</text:a></text:p>
          </table:table-cell>
          <table:table-cell office:value-type="float" office:value="220788">
            <text:p>22078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30987/nascent-weathered-undermine-crest">Nascent Weathered Undermine Crest</text:a></text:p>
          </table:table-cell>
          <table:table-cell office:value-type="float" office:value="230987">
            <text:p>23098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0138/nibbling-minnow">Nibbling Minnow</text:a></text:p>
          </table:table-cell>
          <table:table-cell office:value-type="float" office:value="220138">
            <text:p>22013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9">Herb</text:a></text:p>
          </table:table-cell>
          <table:table-cell office:value-type="string">
            <text:p><text:a xlink:href="https://www.wowhead.com/item=213197/null-lotus">Null Lotus</text:a></text:p>
          </table:table-cell>
          <table:table-cell office:value-type="float" office:value="213197">
            <text:p>21319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10939/null-stone">Null Stone</text:a></text:p>
          </table:table-cell>
          <table:table-cell office:value-type="float" office:value="210939">
            <text:p>21093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13765/ominous-energy-crystal">Ominous Energy Crystal</text:a></text:p>
          </table:table-cell>
          <table:table-cell office:value-type="float" office:value="213765">
            <text:p>21376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13767/ominous-energy-crystal">Ominous Energy Crystal</text:a></text:p>
          </table:table-cell>
          <table:table-cell office:value-type="float" office:value="213767">
            <text:p>21376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13766/ominous-energy-crystal">Ominous Energy Crystal</text:a></text:p>
          </table:table-cell>
          <table:table-cell office:value-type="float" office:value="213766">
            <text:p>21376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11802/ominous-transmutagen">Ominous Transmutagen</text:a></text:p>
          </table:table-cell>
          <table:table-cell office:value-type="float" office:value="211802">
            <text:p>21180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9">Herb</text:a></text:p>
          </table:table-cell>
          <table:table-cell office:value-type="string">
            <text:p><text:a xlink:href="https://www.wowhead.com/item=210802/orbinid">Orbinid</text:a></text:p>
          </table:table-cell>
          <table:table-cell office:value-type="float" office:value="210802">
            <text:p>21080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9">Herb</text:a></text:p>
          </table:table-cell>
          <table:table-cell office:value-type="string">
            <text:p><text:a xlink:href="https://www.wowhead.com/item=210803/orbinid">Orbinid</text:a></text:p>
          </table:table-cell>
          <table:table-cell office:value-type="float" office:value="210803">
            <text:p>21080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9">Herb</text:a></text:p>
          </table:table-cell>
          <table:table-cell office:value-type="string">
            <text:p><text:a xlink:href="https://www.wowhead.com/item=210804/orbinid">Orbinid</text:a></text:p>
          </table:table-cell>
          <table:table-cell office:value-type="float" office:value="210804">
            <text:p>21080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4802/orbinid-pigment">Orbinid Pigment</text:a></text:p>
          </table:table-cell>
          <table:table-cell office:value-type="float" office:value="224802">
            <text:p>22480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4801/orbinid-pigment">Orbinid Pigment</text:a></text:p>
          </table:table-cell>
          <table:table-cell office:value-type="float" office:value="224801">
            <text:p>22480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4800/orbinid-pigment">Orbinid Pigment</text:a></text:p>
          </table:table-cell>
          <table:table-cell office:value-type="float" office:value="224800">
            <text:p>22480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12511/ostentatious-onyx">Ostentatious Onyx</text:a></text:p>
          </table:table-cell>
          <table:table-cell office:value-type="float" office:value="212511">
            <text:p>21251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14/overclocked-cogwheel">Overclocked Cogwheel</text:a></text:p>
          </table:table-cell>
          <table:table-cell office:value-type="float" office:value="221914">
            <text:p>22191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16/overclocked-cogwheel">Overclocked Cogwheel</text:a></text:p>
          </table:table-cell>
          <table:table-cell office:value-type="float" office:value="221916">
            <text:p>22191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15/overclocked-cogwheel">Overclocked Cogwheel</text:a></text:p>
          </table:table-cell>
          <table:table-cell office:value-type="float" office:value="221915">
            <text:p>22191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0148/pale-huskfish">Pale Huskfish</text:a></text:p>
          </table:table-cell>
          <table:table-cell office:value-type="float" office:value="220148">
            <text:p>22014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8404/petal-powder">Petal Powder</text:a></text:p>
          </table:table-cell>
          <table:table-cell office:value-type="float" office:value="228404">
            <text:p>22840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8406/petal-powder">Petal Powder</text:a></text:p>
          </table:table-cell>
          <table:table-cell office:value-type="float" office:value="228406">
            <text:p>22840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8405/petal-powder">Petal Powder</text:a></text:p>
          </table:table-cell>
          <table:table-cell office:value-type="float" office:value="228405">
            <text:p>22840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9">Herb</text:a></text:p>
          </table:table-cell>
          <table:table-cell office:value-type="string">
            <text:p><text:a xlink:href="https://www.wowhead.com/item=239692/phantom-bloom">Phantom Bloom</text:a></text:p>
          </table:table-cell>
          <table:table-cell office:value-type="float" office:value="239692">
            <text:p>23969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9">Herb</text:a></text:p>
          </table:table-cell>
          <table:table-cell office:value-type="string">
            <text:p><text:a xlink:href="https://www.wowhead.com/item=239690/phantom-bloom">Phantom Bloom</text:a></text:p>
          </table:table-cell>
          <table:table-cell office:value-type="float" office:value="239690">
            <text:p>23969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9">Herb</text:a></text:p>
          </table:table-cell>
          <table:table-cell office:value-type="string">
            <text:p><text:a xlink:href="https://www.wowhead.com/item=239691/phantom-bloom">Phantom Bloom</text:a></text:p>
          </table:table-cell>
          <table:table-cell office:value-type="float" office:value="239691">
            <text:p>23969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19150/pile-of-rusted-scrap">Pile of Rusted Scrap</text:a></text:p>
          </table:table-cell>
          <table:table-cell office:value-type="float" office:value="219150">
            <text:p>21915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0.5">Food or Drink</text:a></text:p>
          </table:table-cell>
          <table:table-cell office:value-type="string">
            <text:p><text:a xlink:href="https://www.wowhead.com/item=222738/portioned-steak">Portioned Steak</text:a></text:p>
          </table:table-cell>
          <table:table-cell office:value-type="float" office:value="222738">
            <text:p>22273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37/pouch-of-pocket-grenades">Pouch of Pocket Grenades</text:a></text:p>
          </table:table-cell>
          <table:table-cell office:value-type="float" office:value="221937">
            <text:p>22193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36/pouch-of-pocket-grenades">Pouch of Pocket Grenades</text:a></text:p>
          </table:table-cell>
          <table:table-cell office:value-type="float" office:value="221936">
            <text:p>22193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35/pouch-of-pocket-grenades">Pouch of Pocket Grenades</text:a></text:p>
          </table:table-cell>
          <table:table-cell office:value-type="float" office:value="221935">
            <text:p>22193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5883/prepared-ghoulfish">Prepared Ghoulfish</text:a></text:p>
          </table:table-cell>
          <table:table-cell office:value-type="float" office:value="225883">
            <text:p>22588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2885/preserving-embroidery-thread">Preserving Embroidery Thread</text:a></text:p>
          </table:table-cell>
          <table:table-cell office:value-type="float" office:value="222885">
            <text:p>22288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2886/preserving-embroidery-thread">Preserving Embroidery Thread</text:a></text:p>
          </table:table-cell>
          <table:table-cell office:value-type="float" office:value="222886">
            <text:p>22288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2887/preserving-embroidery-thread">Preserving Embroidery Thread</text:a></text:p>
          </table:table-cell>
          <table:table-cell office:value-type="float" office:value="222887">
            <text:p>22288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13771/prismatic-null-stone">Prismatic Null Stone</text:a></text:p>
          </table:table-cell>
          <table:table-cell office:value-type="float" office:value="213771">
            <text:p>21377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13773/prismatic-null-stone">Prismatic Null Stone</text:a></text:p>
          </table:table-cell>
          <table:table-cell office:value-type="float" office:value="213773">
            <text:p>21377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13772/prismatic-null-stone">Prismatic Null Stone</text:a></text:p>
          </table:table-cell>
          <table:table-cell office:value-type="float" office:value="213772">
            <text:p>21377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29389/prized-aspirants-heraldry">Prized Aspirant's Heraldry</text:a></text:p>
          </table:table-cell>
          <table:table-cell office:value-type="float" office:value="229389">
            <text:p>22938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29388/prized-combatants-heraldry">Prized Combatant's Heraldry</text:a></text:p>
          </table:table-cell>
          <table:table-cell office:value-type="float" office:value="229388">
            <text:p>22938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29390/prized-gladiators-heraldry">Prized Gladiator's Heraldry</text:a></text:p>
          </table:table-cell>
          <table:table-cell office:value-type="float" office:value="229390">
            <text:p>22939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21758/profaned-tinderbox">Profaned Tinderbox</text:a></text:p>
          </table:table-cell>
          <table:table-cell office:value-type="float" office:value="221758">
            <text:p>22175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27774/pummel-permit">Pummel Permit</text:a></text:p>
          </table:table-cell>
          <table:table-cell office:value-type="float" office:value="227774">
            <text:p>22777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27773/pummel-proof-plating">Pummel-Proof Plating</text:a></text:p>
          </table:table-cell>
          <table:table-cell office:value-type="float" office:value="227773">
            <text:p>22777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15.4">Miscellaneous Item</text:a></text:p>
          </table:table-cell>
          <table:table-cell office:value-type="string">
            <text:p><text:a xlink:href="https://www.wowhead.com/item=225937/putrid-goop">Putrid Goop</text:a></text:p>
          </table:table-cell>
          <table:table-cell office:value-type="float" office:value="225937">
            <text:p>22593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0151/queens-lurefish">Queen's Lurefish</text:a></text:p>
          </table:table-cell>
          <table:table-cell office:value-type="float" office:value="220151">
            <text:p>22015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0142/quiet-river-bass">Quiet River Bass</text:a></text:p>
          </table:table-cell>
          <table:table-cell office:value-type="float" office:value="220142">
            <text:p>22014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12495/radiant-ruby">Radiant Ruby</text:a></text:p>
          </table:table-cell>
          <table:table-cell office:value-type="float" office:value="212495">
            <text:p>21249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25/recalibrated-safety-switch">Recalibrated Safety Switch</text:a></text:p>
          </table:table-cell>
          <table:table-cell office:value-type="float" office:value="221925">
            <text:p>22192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23/recalibrated-safety-switch">Recalibrated Safety Switch</text:a></text:p>
          </table:table-cell>
          <table:table-cell office:value-type="float" office:value="221923">
            <text:p>22192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24/recalibrated-safety-switch">Recalibrated Safety Switch</text:a></text:p>
          </table:table-cell>
          <table:table-cell office:value-type="float" office:value="221924">
            <text:p>22192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2">Enchanting</text:a></text:p>
          </table:table-cell>
          <table:table-cell office:value-type="string">
            <text:p><text:a xlink:href="https://www.wowhead.com/item=219955/refulgent-crystal">Refulgent Crystal</text:a></text:p>
          </table:table-cell>
          <table:table-cell office:value-type="float" office:value="219955">
            <text:p>21995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2">Enchanting</text:a></text:p>
          </table:table-cell>
          <table:table-cell office:value-type="string">
            <text:p><text:a xlink:href="https://www.wowhead.com/item=219952/refulgent-crystal">Refulgent Crystal</text:a></text:p>
          </table:table-cell>
          <table:table-cell office:value-type="float" office:value="219952">
            <text:p>21995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2">Enchanting</text:a></text:p>
          </table:table-cell>
          <table:table-cell office:value-type="string">
            <text:p><text:a xlink:href="https://www.wowhead.com/item=219954/refulgent-crystal">Refulgent Crystal</text:a></text:p>
          </table:table-cell>
          <table:table-cell office:value-type="float" office:value="219954">
            <text:p>21995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0146/regal-dottyback">Regal Dottyback</text:a></text:p>
          </table:table-cell>
          <table:table-cell office:value-type="float" office:value="220146">
            <text:p>22014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8368/relic-of-the-past-vi">Relic of the Past VI</text:a></text:p>
          </table:table-cell>
          <table:table-cell office:value-type="float" office:value="228368">
            <text:p>22836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21754/ringing-deeps-ingot">Ringing Deeps Ingot</text:a></text:p>
          </table:table-cell>
          <table:table-cell office:value-type="float" office:value="221754">
            <text:p>22175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0144/roaring-anglerseeker">Roaring Anglerseeker</text:a></text:p>
          </table:table-cell>
          <table:table-cell office:value-type="float" office:value="220144">
            <text:p>22014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39203/runed-augmentation-matrix">Runed Augmentation Matrix</text:a></text:p>
          </table:table-cell>
          <table:table-cell office:value-type="float" office:value="239203">
            <text:p>23920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51994/runed-starlight-matrix">Runed Starlight Matrix</text:a></text:p>
          </table:table-cell>
          <table:table-cell office:value-type="float" office:value="251994">
            <text:p>25199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21862/safety-switch">Safety Switch</text:a></text:p>
          </table:table-cell>
          <table:table-cell office:value-type="float" office:value="221862">
            <text:p>22186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21864/safety-switch">Safety Switch</text:a></text:p>
          </table:table-cell>
          <table:table-cell office:value-type="float" office:value="221864">
            <text:p>22186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21863/safety-switch">Safety Switch</text:a></text:p>
          </table:table-cell>
          <table:table-cell office:value-type="float" office:value="221863">
            <text:p>22186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22423/sanctified-alloy">Sanctified Alloy</text:a></text:p>
          </table:table-cell>
          <table:table-cell office:value-type="float" office:value="222423">
            <text:p>22242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22424/sanctified-alloy">Sanctified Alloy</text:a></text:p>
          </table:table-cell>
          <table:table-cell office:value-type="float" office:value="222424">
            <text:p>22242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7">Metal &amp; Stone</text:a></text:p>
          </table:table-cell>
          <table:table-cell office:value-type="string">
            <text:p><text:a xlink:href="https://www.wowhead.com/item=222425/sanctified-alloy">Sanctified Alloy</text:a></text:p>
          </table:table-cell>
          <table:table-cell office:value-type="float" office:value="222425">
            <text:p>22242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0149/sanguine-dogfish">Sanguine Dogfish</text:a></text:p>
          </table:table-cell>
          <table:table-cell office:value-type="float" office:value="220149">
            <text:p>22014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12/serrated-cogwheel">Serrated Cogwheel</text:a></text:p>
          </table:table-cell>
          <table:table-cell office:value-type="float" office:value="221912">
            <text:p>22191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11/serrated-cogwheel">Serrated Cogwheel</text:a></text:p>
          </table:table-cell>
          <table:table-cell office:value-type="float" office:value="221911">
            <text:p>22191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1913/serrated-cogwheel">Serrated Cogwheel</text:a></text:p>
          </table:table-cell>
          <table:table-cell office:value-type="float" office:value="221913">
            <text:p>22191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87/seven-of-ascension">Seven of Ascension</text:a></text:p>
          </table:table-cell>
          <table:table-cell office:value-type="float" office:value="222687">
            <text:p>22268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69/seven-of-radiance">Seven of Radiance</text:a></text:p>
          </table:table-cell>
          <table:table-cell office:value-type="float" office:value="222669">
            <text:p>22266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60/seven-of-symbiosis">Seven of Symbiosis</text:a></text:p>
          </table:table-cell>
          <table:table-cell office:value-type="float" office:value="222660">
            <text:p>22266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78/seven-of-vivacity">Seven of Vivacity</text:a></text:p>
          </table:table-cell>
          <table:table-cell office:value-type="float" office:value="222678">
            <text:p>22267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39106/shadow-infused-onyx">Shadow Infused Onyx</text:a></text:p>
          </table:table-cell>
          <table:table-cell office:value-type="float" office:value="239106">
            <text:p>23910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09/shadow-ink">Shadow Ink</text:a></text:p>
          </table:table-cell>
          <table:table-cell office:value-type="float" office:value="222609">
            <text:p>22260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11/shadow-ink">Shadow Ink</text:a></text:p>
          </table:table-cell>
          <table:table-cell office:value-type="float" office:value="222611">
            <text:p>22261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10/shadow-ink">Shadow Ink</text:a></text:p>
          </table:table-cell>
          <table:table-cell office:value-type="float" office:value="222610">
            <text:p>22261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13764/sifted-cave-sand">Sifted Cave Sand</text:a></text:p>
          </table:table-cell>
          <table:table-cell office:value-type="float" office:value="213764">
            <text:p>21376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13762/sifted-cave-sand">Sifted Cave Sand</text:a></text:p>
          </table:table-cell>
          <table:table-cell office:value-type="float" office:value="213762">
            <text:p>21376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13763/sifted-cave-sand">Sifted Cave Sand</text:a></text:p>
          </table:table-cell>
          <table:table-cell office:value-type="float" office:value="213763">
            <text:p>21376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86/six-of-ascension">Six of Ascension</text:a></text:p>
          </table:table-cell>
          <table:table-cell office:value-type="float" office:value="222686">
            <text:p>22268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68/six-of-radiance">Six of Radiance</text:a></text:p>
          </table:table-cell>
          <table:table-cell office:value-type="float" office:value="222668">
            <text:p>22266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59/six-of-symbiosis">Six of Symbiosis</text:a></text:p>
          </table:table-cell>
          <table:table-cell office:value-type="float" office:value="222659">
            <text:p>22265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77/six-of-vivacity">Six of Vivacity</text:a></text:p>
          </table:table-cell>
          <table:table-cell office:value-type="float" office:value="222677">
            <text:p>22267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5568/slum-shark-scrap">Slum Shark Scrap</text:a></text:p>
          </table:table-cell>
          <table:table-cell office:value-type="float" office:value="225568">
            <text:p>22556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8338/soul-sigil-i">Soul Sigil I</text:a></text:p>
          </table:table-cell>
          <table:table-cell office:value-type="float" office:value="228338">
            <text:p>22833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28339/soul-sigil-ii">Soul Sigil II</text:a></text:p>
          </table:table-cell>
          <table:table-cell office:value-type="float" office:value="228339">
            <text:p>22833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11494/spark-of-beginnings">Spark of Beginnings</text:a></text:p>
          </table:table-cell>
          <table:table-cell office:value-type="float" office:value="211494">
            <text:p>21149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30906/spark-of-fortunes">Spark of Fortunes</text:a></text:p>
          </table:table-cell>
          <table:table-cell office:value-type="float" office:value="230906">
            <text:p>23090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28224/spark-of-legacies">Spark of Legacies</text:a></text:p>
          </table:table-cell>
          <table:table-cell office:value-type="float" office:value="228224">
            <text:p>22822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11296/spark-of-omens">Spark of Omens</text:a></text:p>
          </table:table-cell>
          <table:table-cell office:value-type="float" office:value="211296">
            <text:p>21129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31756/spark-of-starlight">Spark of Starlight</text:a></text:p>
          </table:table-cell>
          <table:table-cell office:value-type="float" office:value="231756">
            <text:p>23175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0141/specular-rainbowfish">Specular Rainbowfish</text:a></text:p>
          </table:table-cell>
          <table:table-cell office:value-type="float" office:value="220141">
            <text:p>22014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2739/spiced-meat-stock">Spiced Meat Stock</text:a></text:p>
          </table:table-cell>
          <table:table-cell office:value-type="float" office:value="222739">
            <text:p>22273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0150/spiked-sea-raven">Spiked Sea Raven</text:a></text:p>
          </table:table-cell>
          <table:table-cell office:value-type="float" office:value="220150">
            <text:p>22015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2792/spool-of-dawnthread">Spool of Dawnthread</text:a></text:p>
          </table:table-cell>
          <table:table-cell office:value-type="float" office:value="222792">
            <text:p>22279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2794/spool-of-dawnthread">Spool of Dawnthread</text:a></text:p>
          </table:table-cell>
          <table:table-cell office:value-type="float" office:value="222794">
            <text:p>22279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2793/spool-of-dawnthread">Spool of Dawnthread</text:a></text:p>
          </table:table-cell>
          <table:table-cell office:value-type="float" office:value="222793">
            <text:p>22279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2789/spool-of-duskthread">Spool of Duskthread</text:a></text:p>
          </table:table-cell>
          <table:table-cell office:value-type="float" office:value="222789">
            <text:p>22278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2791/spool-of-duskthread">Spool of Duskthread</text:a></text:p>
          </table:table-cell>
          <table:table-cell office:value-type="float" office:value="222791">
            <text:p>22279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2790/spool-of-duskthread">Spool of Duskthread</text:a></text:p>
          </table:table-cell>
          <table:table-cell office:value-type="float" office:value="222790">
            <text:p>22279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2795/spool-of-weaverthread">Spool of Weaverthread</text:a></text:p>
          </table:table-cell>
          <table:table-cell office:value-type="float" office:value="222795">
            <text:p>22279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2796/spool-of-weaverthread">Spool of Weaverthread</text:a></text:p>
          </table:table-cell>
          <table:table-cell office:value-type="float" office:value="222796">
            <text:p>22279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2797/spool-of-weaverthread">Spool of Weaverthread</text:a></text:p>
          </table:table-cell>
          <table:table-cell office:value-type="float" office:value="222797">
            <text:p>22279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9889/sporecoated-hide">Sporecoated Hide</text:a></text:p>
          </table:table-cell>
          <table:table-cell office:value-type="float" office:value="219889">
            <text:p>21988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9890/sporecoated-hide">Sporecoated Hide</text:a></text:p>
          </table:table-cell>
          <table:table-cell office:value-type="float" office:value="219890">
            <text:p>21989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9891/sporecoated-hide">Sporecoated Hide</text:a></text:p>
          </table:table-cell>
          <table:table-cell office:value-type="float" office:value="219891">
            <text:p>21989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5671/stack-of-pentagold-reviews">Stack of Pentagold Reviews</text:a></text:p>
          </table:table-cell>
          <table:table-cell office:value-type="float" office:value="225671">
            <text:p>22567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2">Enchanting</text:a></text:p>
          </table:table-cell>
          <table:table-cell office:value-type="string">
            <text:p><text:a xlink:href="https://www.wowhead.com/item=219946/storm-dust">Storm Dust</text:a></text:p>
          </table:table-cell>
          <table:table-cell office:value-type="float" office:value="219946">
            <text:p>21994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2">Enchanting</text:a></text:p>
          </table:table-cell>
          <table:table-cell office:value-type="string">
            <text:p><text:a xlink:href="https://www.wowhead.com/item=219948/storm-dust">Storm Dust</text:a></text:p>
          </table:table-cell>
          <table:table-cell office:value-type="float" office:value="219948">
            <text:p>21994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2">Enchanting</text:a></text:p>
          </table:table-cell>
          <table:table-cell office:value-type="string">
            <text:p><text:a xlink:href="https://www.wowhead.com/item=219947/storm-dust">Storm Dust</text:a></text:p>
          </table:table-cell>
          <table:table-cell office:value-type="float" office:value="219947">
            <text:p>21994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9901/storm-touched-weapon-wrap">Storm-Touched Weapon Wrap</text:a></text:p>
          </table:table-cell>
          <table:table-cell office:value-type="float" office:value="219901">
            <text:p>21990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9903/storm-touched-weapon-wrap">Storm-Touched Weapon Wrap</text:a></text:p>
          </table:table-cell>
          <table:table-cell office:value-type="float" office:value="219903">
            <text:p>21990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9902/storm-touched-weapon-wrap">Storm-Touched Weapon Wrap</text:a></text:p>
          </table:table-cell>
          <table:table-cell office:value-type="float" office:value="219902">
            <text:p>21990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2664/stormcharged-leather">Stormcharged Leather</text:a></text:p>
          </table:table-cell>
          <table:table-cell office:value-type="float" office:value="212664">
            <text:p>21266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2666/stormcharged-leather">Stormcharged Leather</text:a></text:p>
          </table:table-cell>
          <table:table-cell office:value-type="float" office:value="212666">
            <text:p>21266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2665/stormcharged-leather">Stormcharged Leather</text:a></text:p>
          </table:table-cell>
          <table:table-cell office:value-type="float" office:value="212665">
            <text:p>21266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12508/stunning-sapphire">Stunning Sapphire</text:a></text:p>
          </table:table-cell>
          <table:table-cell office:value-type="float" office:value="212508">
            <text:p>21250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2674/sunless-carapace">Sunless Carapace</text:a></text:p>
          </table:table-cell>
          <table:table-cell office:value-type="float" office:value="212674">
            <text:p>21267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2676/sunless-carapace">Sunless Carapace</text:a></text:p>
          </table:table-cell>
          <table:table-cell office:value-type="float" office:value="212676">
            <text:p>21267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2675/sunless-carapace">Sunless Carapace</text:a></text:p>
          </table:table-cell>
          <table:table-cell office:value-type="float" office:value="212675">
            <text:p>21267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0.6">Permanent Item Enhancement</text:a></text:p>
          </table:table-cell>
          <table:table-cell office:value-type="string">
            <text:p><text:a xlink:href="https://www.wowhead.com/item=222893/sunset-spellthread">Sunset Spellthread</text:a></text:p>
          </table:table-cell>
          <table:table-cell office:value-type="float" office:value="222893">
            <text:p>22289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0.6">Permanent Item Enhancement</text:a></text:p>
          </table:table-cell>
          <table:table-cell office:value-type="string">
            <text:p><text:a xlink:href="https://www.wowhead.com/item=222891/sunset-spellthread">Sunset Spellthread</text:a></text:p>
          </table:table-cell>
          <table:table-cell office:value-type="float" office:value="222891">
            <text:p>22289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0.6">Permanent Item Enhancement</text:a></text:p>
          </table:table-cell>
          <table:table-cell office:value-type="string">
            <text:p><text:a xlink:href="https://www.wowhead.com/item=222892/sunset-spellthread">Sunset Spellthread</text:a></text:p>
          </table:table-cell>
          <table:table-cell office:value-type="float" office:value="222892">
            <text:p>22289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9013/superb-beast-fang">Superb Beast Fang</text:a></text:p>
          </table:table-cell>
          <table:table-cell office:value-type="float" office:value="219013">
            <text:p>21901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2698/surface-olive">Surface Olive</text:a></text:p>
          </table:table-cell>
          <table:table-cell office:value-type="float" office:value="222698">
            <text:p>22269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2514/tempered-framework">Tempered Framework</text:a></text:p>
          </table:table-cell>
          <table:table-cell office:value-type="float" office:value="222514">
            <text:p>22251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2516/tempered-framework">Tempered Framework</text:a></text:p>
          </table:table-cell>
          <table:table-cell office:value-type="float" office:value="222516">
            <text:p>22251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2515/tempered-framework">Tempered Framework</text:a></text:p>
          </table:table-cell>
          <table:table-cell office:value-type="float" office:value="222515">
            <text:p>22251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9">Herb</text:a></text:p>
          </table:table-cell>
          <table:table-cell office:value-type="string">
            <text:p><text:a xlink:href="https://www.wowhead.com/item=213097/test-warbound-until-equipped-dnt">Test Warbound until equipped (DNT)</text:a></text:p>
          </table:table-cell>
          <table:table-cell office:value-type="float" office:value="213097">
            <text:p>21309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83/three-of-ascension">Three of Ascension</text:a></text:p>
          </table:table-cell>
          <table:table-cell office:value-type="float" office:value="222683">
            <text:p>22268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65/three-of-radiance">Three of Radiance</text:a></text:p>
          </table:table-cell>
          <table:table-cell office:value-type="float" office:value="222665">
            <text:p>22266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56/three-of-symbiosis">Three of Symbiosis</text:a></text:p>
          </table:table-cell>
          <table:table-cell office:value-type="float" office:value="222656">
            <text:p>22265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74/three-of-vivacity">Three of Vivacity</text:a></text:p>
          </table:table-cell>
          <table:table-cell office:value-type="float" office:value="222674">
            <text:p>22267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2670/thunderous-hide">Thunderous Hide</text:a></text:p>
          </table:table-cell>
          <table:table-cell office:value-type="float" office:value="212670">
            <text:p>21267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2672/thunderous-hide">Thunderous Hide</text:a></text:p>
          </table:table-cell>
          <table:table-cell office:value-type="float" office:value="212672">
            <text:p>21267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2673/thunderous-hide">Thunderous Hide</text:a></text:p>
          </table:table-cell>
          <table:table-cell office:value-type="float" office:value="212673">
            <text:p>21267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2695/twined-herbs">Twined Herbs</text:a></text:p>
          </table:table-cell>
          <table:table-cell office:value-type="float" office:value="222695">
            <text:p>22269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82/two-of-ascension">Two of Ascension</text:a></text:p>
          </table:table-cell>
          <table:table-cell office:value-type="float" office:value="222682">
            <text:p>22268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64/two-of-radiance">Two of Radiance</text:a></text:p>
          </table:table-cell>
          <table:table-cell office:value-type="float" office:value="222664">
            <text:p>22266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55/two-of-symbiosis">Two of Symbiosis</text:a></text:p>
          </table:table-cell>
          <table:table-cell office:value-type="float" office:value="222655">
            <text:p>22265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6">Inscription</text:a></text:p>
          </table:table-cell>
          <table:table-cell office:value-type="string">
            <text:p><text:a xlink:href="https://www.wowhead.com/item=222673/two-of-vivacity">Two of Vivacity</text:a></text:p>
          </table:table-cell>
          <table:table-cell office:value-type="float" office:value="222673">
            <text:p>22267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35845/undermine-clam-meat">Undermine Clam Meat</text:a></text:p>
          </table:table-cell>
          <table:table-cell office:value-type="float" office:value="235845">
            <text:p>23584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5672/unraveled-instructions">Unraveled Instructions</text:a></text:p>
          </table:table-cell>
          <table:table-cell office:value-type="float" office:value="225672">
            <text:p>22567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39105/unusual-gems">Unusual Gems</text:a></text:p>
          </table:table-cell>
          <table:table-cell office:value-type="float" office:value="239105">
            <text:p>23910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21756/vial-of-kaheti-oils">Vial of Kaheti Oils</text:a></text:p>
          </table:table-cell>
          <table:table-cell office:value-type="float" office:value="221756">
            <text:p>22175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15236/vicious-bloodstone">Vicious Bloodstone</text:a></text:p>
          </table:table-cell>
          <table:table-cell office:value-type="float" office:value="215236">
            <text:p>21523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13612/viridescent-spores">Viridescent Spores</text:a></text:p>
          </table:table-cell>
          <table:table-cell office:value-type="float" office:value="213612">
            <text:p>21361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21763/viridian-charmcap">Viridian Charmcap</text:a></text:p>
          </table:table-cell>
          <table:table-cell office:value-type="float" office:value="221763">
            <text:p>22176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4">Jewelcrafting</text:a></text:p>
          </table:table-cell>
          <table:table-cell office:value-type="string">
            <text:p><text:a xlink:href="https://www.wowhead.com/item=238924/void-bound-orb-of-mystery">Void-Bound Orb of Mystery</text:a></text:p>
          </table:table-cell>
          <table:table-cell office:value-type="float" office:value="238924">
            <text:p>23892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11804/volatile-transmutagen">Volatile Transmutagen</text:a></text:p>
          </table:table-cell>
          <table:table-cell office:value-type="float" office:value="211804">
            <text:p>21180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5566/warped-wing">Warped Wing</text:a></text:p>
          </table:table-cell>
          <table:table-cell office:value-type="float" office:value="225566">
            <text:p>22556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4828/weavercloth">Weavercloth</text:a></text:p>
          </table:table-cell>
          <table:table-cell office:value-type="float" office:value="224828">
            <text:p>22482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8232/weavercloth">Weavercloth</text:a></text:p>
          </table:table-cell>
          <table:table-cell office:value-type="float" office:value="228232">
            <text:p>22823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8231/weavercloth">Weavercloth</text:a></text:p>
          </table:table-cell>
          <table:table-cell office:value-type="float" office:value="228231">
            <text:p>228231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2804/weavercloth-bolt">Weavercloth Bolt</text:a></text:p>
          </table:table-cell>
          <table:table-cell office:value-type="float" office:value="222804">
            <text:p>22280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2806/weavercloth-bolt">Weavercloth Bolt</text:a></text:p>
          </table:table-cell>
          <table:table-cell office:value-type="float" office:value="222806">
            <text:p>22280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5">Cloth</text:a></text:p>
          </table:table-cell>
          <table:table-cell office:value-type="string">
            <text:p><text:a xlink:href="https://www.wowhead.com/item=222805/weavercloth-bolt">Weavercloth Bolt</text:a></text:p>
          </table:table-cell>
          <table:table-cell office:value-type="float" office:value="222805">
            <text:p>22280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2882/weavercloth-embroidery-thread">Weavercloth Embroidery Thread</text:a></text:p>
          </table:table-cell>
          <table:table-cell office:value-type="float" office:value="222882">
            <text:p>222882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2883/weavercloth-embroidery-thread">Weavercloth Embroidery Thread</text:a></text:p>
          </table:table-cell>
          <table:table-cell office:value-type="float" office:value="222883">
            <text:p>222883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9">Finishing Reagents</text:a></text:p>
          </table:table-cell>
          <table:table-cell office:value-type="string">
            <text:p><text:a xlink:href="https://www.wowhead.com/item=222884/weavercloth-embroidery-thread">Weavercloth Embroidery Thread</text:a></text:p>
          </table:table-cell>
          <table:table-cell office:value-type="float" office:value="222884">
            <text:p>22288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0.6">Permanent Item Enhancement</text:a></text:p>
          </table:table-cell>
          <table:table-cell office:value-type="string">
            <text:p><text:a xlink:href="https://www.wowhead.com/item=222890/weavercloth-spellthread">Weavercloth Spellthread</text:a></text:p>
          </table:table-cell>
          <table:table-cell office:value-type="float" office:value="222890">
            <text:p>222890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0.6">Permanent Item Enhancement</text:a></text:p>
          </table:table-cell>
          <table:table-cell office:value-type="string">
            <text:p><text:a xlink:href="https://www.wowhead.com/item=222889/weavercloth-spellthread">Weavercloth Spellthread</text:a></text:p>
          </table:table-cell>
          <table:table-cell office:value-type="float" office:value="222889">
            <text:p>22288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0.6">Permanent Item Enhancement</text:a></text:p>
          </table:table-cell>
          <table:table-cell office:value-type="string">
            <text:p><text:a xlink:href="https://www.wowhead.com/item=222888/weavercloth-spellthread">Weavercloth Spellthread</text:a></text:p>
          </table:table-cell>
          <table:table-cell office:value-type="float" office:value="222888">
            <text:p>22288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21856/whimsical-wiring">Whimsical Wiring</text:a></text:p>
          </table:table-cell>
          <table:table-cell office:value-type="float" office:value="221856">
            <text:p>22185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21857/whimsical-wiring">Whimsical Wiring</text:a></text:p>
          </table:table-cell>
          <table:table-cell office:value-type="float" office:value="221857">
            <text:p>22185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">Part</text:a></text:p>
          </table:table-cell>
          <table:table-cell office:value-type="string">
            <text:p><text:a xlink:href="https://www.wowhead.com/item=221858/whimsical-wiring">Whimsical Wiring</text:a></text:p>
          </table:table-cell>
          <table:table-cell office:value-type="float" office:value="221858">
            <text:p>22185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8">Meat</text:a></text:p>
          </table:table-cell>
          <table:table-cell office:value-type="string">
            <text:p><text:a xlink:href="https://www.wowhead.com/item=220139/whispering-stargazer">Whispering Stargazer</text:a></text:p>
          </table:table-cell>
          <table:table-cell office:value-type="float" office:value="220139">
            <text:p>220139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19506/writhing-armor-banding">Writhing Armor Banding</text:a></text:p>
          </table:table-cell>
          <table:table-cell office:value-type="float" office:value="219506">
            <text:p>21950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19504/writhing-armor-banding">Writhing Armor Banding</text:a></text:p>
          </table:table-cell>
          <table:table-cell office:value-type="float" office:value="219504">
            <text:p>219504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8">Optional Reagents</text:a></text:p>
          </table:table-cell>
          <table:table-cell office:value-type="string">
            <text:p><text:a xlink:href="https://www.wowhead.com/item=219505/writhing-armor-banding">Writhing Armor Banding</text:a></text:p>
          </table:table-cell>
          <table:table-cell office:value-type="float" office:value="219505">
            <text:p>219505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9886/writhing-hide">Writhing Hide</text:a></text:p>
          </table:table-cell>
          <table:table-cell office:value-type="float" office:value="219886">
            <text:p>219886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9887/writhing-hide">Writhing Hide</text:a></text:p>
          </table:table-cell>
          <table:table-cell office:value-type="float" office:value="219887">
            <text:p>219887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6">Leather</text:a></text:p>
          </table:table-cell>
          <table:table-cell office:value-type="string">
            <text:p><text:a xlink:href="https://www.wowhead.com/item=219888/writhing-hide">Writhing Hide</text:a></text:p>
          </table:table-cell>
          <table:table-cell office:value-type="float" office:value="219888">
            <text:p>219888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www.wowhead.com/items=7.11">Trade Good</text:a></text:p>
          </table:table-cell>
          <table:table-cell office:value-type="string">
            <text:p><text:a xlink:href="https://www.wowhead.com/item=213611/writhing-sample">Writhing Sample</text:a></text:p>
          </table:table-cell>
          <table:table-cell office:value-type="float" office:value="213611">
            <text:p>213611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5">05.11.2025</text:date>, <text:time>00:08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</meta:initial-creator>
    <meta:creation-date>2025-11-04T23:37:45.65</meta:creation-date>
    <dc:date>2025-11-05T00:08:59.61</dc:date>
    <dc:creator>Stefan </dc:creator>
    <meta:editing-duration>PT15M41S</meta:editing-duration>
    <meta:editing-cycles>3</meta:editing-cycles>
    <meta:generator>OpenOffice/4.1.15$Win32 OpenOffice.org_project/4115m2$Build-9813</meta:generator>
    <meta:document-statistic meta:table-count="3" meta:cell-count="1560" meta:object-count="0"/>
  </office:meta>
</office:document-meta>
</file>